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4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9.53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12.24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11.17mm"/>
    </style:style>
    <style:style style:name="co9" style:family="table-column">
      <style:table-column-properties fo:break-before="auto" style:column-width="12.79mm"/>
    </style:style>
    <style:style style:name="co10" style:family="table-column">
      <style:table-column-properties fo:break-before="auto" style:column-width="10.34mm"/>
    </style:style>
    <style:style style:name="co11" style:family="table-column">
      <style:table-column-properties fo:break-before="auto" style:column-width="10.62mm"/>
    </style:style>
    <style:style style:name="co12" style:family="table-column">
      <style:table-column-properties fo:break-before="auto" style:column-width="8.43mm"/>
    </style:style>
    <style:style style:name="co13" style:family="table-column">
      <style:table-column-properties fo:break-before="auto" style:column-width="10.07mm"/>
    </style:style>
    <style:style style:name="co14" style:family="table-column">
      <style:table-column-properties fo:break-before="auto" style:column-width="55mm"/>
    </style:style>
    <style:style style:name="co15" style:family="table-column">
      <style:table-column-properties fo:break-before="auto" style:column-width="53.38mm"/>
    </style:style>
    <style:style style:name="co16" style:family="table-column">
      <style:table-column-properties fo:break-before="auto" style:column-width="158.22mm"/>
    </style:style>
    <style:style style:name="co17" style:family="table-column">
      <style:table-column-properties fo:break-before="auto" style:column-width="158.49mm"/>
    </style:style>
    <style:style style:name="co18" style:family="table-column">
      <style:table-column-properties fo:break-before="auto" style:column-width="158.77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9.95mm"/>
    </style:style>
    <style:style style:name="co21" style:family="table-column">
      <style:table-column-properties fo:break-before="auto" style:column-width="39.76mm"/>
    </style:style>
    <style:style style:name="co22" style:family="table-column">
      <style:table-column-properties fo:break-before="auto" style:column-width="31.86mm"/>
    </style:style>
    <style:style style:name="co23" style:family="table-column">
      <style:table-column-properties fo:break-before="auto" style:column-width="14.43mm"/>
    </style:style>
    <style:style style:name="co24" style:family="table-column">
      <style:table-column-properties fo:break-before="auto" style:column-width="13.34mm"/>
    </style:style>
    <style:style style:name="co25" style:family="table-column">
      <style:table-column-properties fo:break-before="auto" style:column-width="35.12mm"/>
    </style:style>
    <style:style style:name="co26" style:family="table-column">
      <style:table-column-properties fo:break-before="auto" style:column-width="25.05mm"/>
    </style:style>
    <style:style style:name="co27" style:family="table-column">
      <style:table-column-properties fo:break-before="auto" style:column-width="33.76mm"/>
    </style:style>
    <style:style style:name="co28" style:family="table-column">
      <style:table-column-properties fo:break-before="auto" style:column-width="18.5mm"/>
    </style:style>
    <style:style style:name="co29" style:family="table-column">
      <style:table-column-properties fo:break-before="auto" style:column-width="37.31mm"/>
    </style:style>
    <style:style style:name="co30" style:family="table-column">
      <style:table-column-properties fo:break-before="auto" style:column-width="19.05mm"/>
    </style:style>
    <style:style style:name="co31" style:family="table-column">
      <style:table-column-properties fo:break-before="auto" style:column-width="46.57mm"/>
    </style:style>
    <style:style style:name="co32" style:family="table-column">
      <style:table-column-properties fo:break-before="auto" style:column-width="20.73mm"/>
    </style:style>
    <style:style style:name="co33" style:family="table-column">
      <style:table-column-properties fo:break-before="auto" style:column-width="20.69mm"/>
    </style:style>
    <style:style style:name="co34" style:family="table-column">
      <style:table-column-properties fo:break-before="auto" style:column-width="25.31mm"/>
    </style:style>
    <style:style style:name="co35" style:family="table-column">
      <style:table-column-properties fo:break-before="auto" style:column-width="24.5mm"/>
    </style:style>
    <style:style style:name="co36" style:family="table-column">
      <style:table-column-properties fo:break-before="auto" style:column-width="23.95mm"/>
    </style:style>
    <style:style style:name="co37" style:family="table-column">
      <style:table-column-properties fo:break-before="auto" style:column-width="113.82mm"/>
    </style:style>
    <style:style style:name="co38" style:family="table-column">
      <style:table-column-properties fo:break-before="auto" style:column-width="32.07mm"/>
    </style:style>
    <style:style style:name="co39" style:family="table-column">
      <style:table-column-properties fo:break-before="auto" style:column-width="19.88mm"/>
    </style:style>
    <style:style style:name="co40" style:family="table-column">
      <style:table-column-properties fo:break-before="auto" style:column-width="89.57mm"/>
    </style:style>
    <style:style style:name="co41" style:family="table-column">
      <style:table-column-properties fo:break-before="auto" style:column-width="191.17mm"/>
    </style:style>
    <style:style style:name="co42" style:family="table-column">
      <style:table-column-properties fo:break-before="auto" style:column-width="44.66mm"/>
    </style:style>
    <style:style style:name="co43" style:family="table-column">
      <style:table-column-properties fo:break-before="auto" style:column-width="114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 style:shrink-to-fit="true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transparent" fo:border="0.74pt solid #000000" style:shrink-to-fit="true"/>
    </style:style>
    <style:style style:name="ce86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mm"/>
    </style:style>
    <style:style style:name="ce18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mm"/>
    </style:style>
    <style:style style:name="ce20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ccff" style:text-align-source="fix" style:repeat-content="false" fo:border="0.74pt solid #000000"/>
      <style:paragraph-properties fo:text-align="center" fo:margin-left="0mm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ffff" style:text-align-source="fix" style:repeat-content="false" fo:border="0.74pt solid #000000"/>
      <style:paragraph-properties fo:text-align="center" fo:margin-left="0mm"/>
    </style:style>
    <style:style style:name="ce30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6e6e6" style:text-align-source="fix" style:repeat-content="false" fo:border="0.74pt solid #000000"/>
      <style:paragraph-properties fo:text-align="center" fo:margin-left="0mm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24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a6fda6" style:text-align-source="fix" style:repeat-content="false" fo:border="0.74pt solid #000000"/>
      <style:paragraph-properties fo:text-align="center" fo:margin-left="0mm"/>
    </style:style>
    <style:style style:name="ce2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119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32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2"/>
      <style:map style:condition="cell-content()=&quot;Follows&quot;" style:apply-style-name="Light_20_orange_20_bg" style:base-cell-address="'Master Action List'.U2"/>
      <style:map style:condition="cell-content()=&quot;Buffered&quot;" style:apply-style-name="Yellow_20_bg" style:base-cell-address="'Master Action List'.U2"/>
      <style:map style:condition="cell-content()=&quot;Combined&quot;" style:apply-style-name="Light_20_blue_20_bg" style:base-cell-address="'Master Action List'.U2"/>
      <style:map style:condition="cell-content()=&quot;Special&quot;" style:apply-style-name="Green_20_bg" style:base-cell-address="'Master Action List'.U2"/>
      <style:map style:condition="cell-content()=&quot;Prerequisite&quot;" style:apply-style-name="Blue_20_bg" style:base-cell-address="'Master Action List'.U2"/>
      <style:map style:condition="cell-content()=&quot;Unpossible?&quot;" style:apply-style-name="Light_20_gray_20_bg" style:base-cell-address="'Master Action List'.U2"/>
      <style:map style:condition="cell-content()=&quot;§§§&quot;" style:apply-style-name="Dark_20_gray_20_bg" style:base-cell-address="'Master Action List'.U2"/>
      <style:map style:condition="cell-content()=&quot;???&quot;" style:apply-style-name="Purple_20_bg" style:base-cell-address="'Master Action List'.U2"/>
      <style:map style:condition="cell-content()=&quot;No effect&quot;" style:apply-style-name="Light_20_gray_20_bg" style:base-cell-address="'Master Action List'.U2"/>
    </style:style>
    <style:style style:name="ce33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34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7"/>
      <style:map style:condition="cell-content()=&quot;Follows&quot;" style:apply-style-name="Light_20_orange_20_bg" style:base-cell-address="'Master Action List'.U7"/>
      <style:map style:condition="cell-content()=&quot;Buffered&quot;" style:apply-style-name="Yellow_20_bg" style:base-cell-address="'Master Action List'.U7"/>
      <style:map style:condition="cell-content()=&quot;Combined&quot;" style:apply-style-name="Light_20_blue_20_bg" style:base-cell-address="'Master Action List'.U7"/>
      <style:map style:condition="cell-content()=&quot;Special&quot;" style:apply-style-name="Green_20_bg" style:base-cell-address="'Master Action List'.U7"/>
      <style:map style:condition="cell-content()=&quot;Prerequisite&quot;" style:apply-style-name="Blue_20_bg" style:base-cell-address="'Master Action List'.U7"/>
      <style:map style:condition="cell-content()=&quot;Unpossible?&quot;" style:apply-style-name="Light_20_gray_20_bg" style:base-cell-address="'Master Action List'.U7"/>
      <style:map style:condition="cell-content()=&quot;§§§&quot;" style:apply-style-name="Dark_20_gray_20_bg" style:base-cell-address="'Master Action List'.U7"/>
      <style:map style:condition="cell-content()=&quot;???&quot;" style:apply-style-name="Purple_20_bg" style:base-cell-address="'Master Action List'.U7"/>
      <style:map style:condition="cell-content()=&quot;No effect&quot;" style:apply-style-name="Light_20_gray_20_bg" style:base-cell-address="'Master Action List'.U7"/>
    </style:style>
    <style:style style:name="ce35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11"/>
      <style:map style:condition="cell-content()=&quot;Follows&quot;" style:apply-style-name="Light_20_orange_20_bg" style:base-cell-address="'Master Action List'.U11"/>
      <style:map style:condition="cell-content()=&quot;Buffered&quot;" style:apply-style-name="Yellow_20_bg" style:base-cell-address="'Master Action List'.U11"/>
      <style:map style:condition="cell-content()=&quot;Combined&quot;" style:apply-style-name="Light_20_blue_20_bg" style:base-cell-address="'Master Action List'.U11"/>
      <style:map style:condition="cell-content()=&quot;Special&quot;" style:apply-style-name="Green_20_bg" style:base-cell-address="'Master Action List'.U11"/>
      <style:map style:condition="cell-content()=&quot;Prerequisite&quot;" style:apply-style-name="Blue_20_bg" style:base-cell-address="'Master Action List'.U11"/>
      <style:map style:condition="cell-content()=&quot;Unpossible?&quot;" style:apply-style-name="Light_20_gray_20_bg" style:base-cell-address="'Master Action List'.U11"/>
      <style:map style:condition="cell-content()=&quot;§§§&quot;" style:apply-style-name="Dark_20_gray_20_bg" style:base-cell-address="'Master Action List'.U11"/>
      <style:map style:condition="cell-content()=&quot;???&quot;" style:apply-style-name="Purple_20_bg" style:base-cell-address="'Master Action List'.U11"/>
      <style:map style:condition="cell-content()=&quot;No effect&quot;" style:apply-style-name="Light_20_gray_20_bg" style:base-cell-address="'Master Action List'.U11"/>
    </style:style>
    <style:style style:name="ce36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16"/>
      <style:map style:condition="cell-content()=&quot;Follows&quot;" style:apply-style-name="Light_20_orange_20_bg" style:base-cell-address="'Master Action List'.U16"/>
      <style:map style:condition="cell-content()=&quot;Buffered&quot;" style:apply-style-name="Yellow_20_bg" style:base-cell-address="'Master Action List'.U16"/>
      <style:map style:condition="cell-content()=&quot;Combined&quot;" style:apply-style-name="Light_20_blue_20_bg" style:base-cell-address="'Master Action List'.U16"/>
      <style:map style:condition="cell-content()=&quot;Special&quot;" style:apply-style-name="Green_20_bg" style:base-cell-address="'Master Action List'.U16"/>
      <style:map style:condition="cell-content()=&quot;Prerequisite&quot;" style:apply-style-name="Blue_20_bg" style:base-cell-address="'Master Action List'.U16"/>
      <style:map style:condition="cell-content()=&quot;Unpossible?&quot;" style:apply-style-name="Light_20_gray_20_bg" style:base-cell-address="'Master Action List'.U16"/>
      <style:map style:condition="cell-content()=&quot;§§§&quot;" style:apply-style-name="Dark_20_gray_20_bg" style:base-cell-address="'Master Action List'.U16"/>
      <style:map style:condition="cell-content()=&quot;???&quot;" style:apply-style-name="Purple_20_bg" style:base-cell-address="'Master Action List'.U16"/>
      <style:map style:condition="cell-content()=&quot;No effect&quot;" style:apply-style-name="Light_20_gray_20_bg" style:base-cell-address="'Master Action List'.U16"/>
    </style:style>
    <style:style style:name="ce3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38" style:family="table-cell" style:parent-style-name="Default"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128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56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131" style:family="table-cell" style:parent-style-name="Default">
      <style:text-properties fo:font-style="italic" style:font-style-asian="italic" style:font-style-complex="italic"/>
    </style:style>
    <style:style style:name="ce132" style:family="table-cell" style:parent-style-name="Default">
      <style:table-cell-properties style:shrink-to-fit="true"/>
    </style:style>
    <style:style style:name="ce133" style:family="table-cell" style:parent-style-name="Default">
      <style:table-cell-properties style:shrink-to-fit="false"/>
    </style:style>
    <style:style style:name="ce135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="0.06pt solid #000000"/>
    </style:style>
    <style:style style:name="ce137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0" style:family="table-cell" style:parent-style-name="Default">
      <style:table-cell-properties fo:background-color="#ffffcc" fo:border="0.06pt solid #000000"/>
    </style:style>
    <style:style style:name="ce142" style:family="table-cell" style:parent-style-name="Default">
      <style:table-cell-properties fo:background-color="#00ff00" fo:border="0.06pt solid #000000"/>
    </style:style>
    <style:style style:name="ce145" style:family="table-cell" style:parent-style-name="Default">
      <style:table-cell-properties fo:background-color="transparent" fo:border="0.06pt solid #000000"/>
    </style:style>
    <style:style style:name="ce14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5" style:family="table-cell" style:parent-style-name="Default">
      <style:table-cell-properties fo:background-color="#a6fda6" fo:border="0.74pt solid #000000" style:shrink-to-fit="true"/>
    </style:style>
    <style:style style:name="ce89" style:family="table-cell" style:parent-style-name="Default">
      <style:table-cell-properties fo:background-color="#ffcc99" fo:border="0.74pt solid #000000" style:shrink-to-fit="true"/>
    </style:style>
    <style:style style:name="ce8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7" style:family="table-cell" style:parent-style-name="Default">
      <style:table-cell-properties style:shrink-to-fit="true"/>
      <style:map style:condition="cell-content()=&quot;Cancels&quot;" style:apply-style-name="Red_20_bg" style:base-cell-address="'Mechanics Test'.D35"/>
      <style:map style:condition="cell-content()=&quot;Follows&quot;" style:apply-style-name="Light_20_orange_20_bg" style:base-cell-address="'Mechanics Test'.D35"/>
      <style:map style:condition="cell-content()=&quot;Buffers&quot;" style:apply-style-name="Yellow_20_bg" style:base-cell-address="'Mechanics Test'.D35"/>
      <style:map style:condition="cell-content()=&quot;Mutual&quot;" style:apply-style-name="Light_20_blue_20_bg" style:base-cell-address="'Mechanics Test'.D35"/>
      <style:map style:condition="cell-content()=&quot;Special&quot;" style:apply-style-name="Green_20_bg" style:base-cell-address="'Mechanics Test'.D35"/>
      <style:map style:condition="cell-content()=&quot;Prereq&quot;" style:apply-style-name="Blue_20_bg" style:base-cell-address="'Mechanics Test'.D35"/>
      <style:map style:condition="cell-content()=&quot;Impossible?&quot;" style:apply-style-name="Light_20_gray_20_bg" style:base-cell-address="'Mechanics Test'.D35"/>
      <style:map style:condition="cell-content()=&quot;§§§&quot;" style:apply-style-name="Dark_20_gray_20_bg" style:base-cell-address="'Mechanics Test'.D35"/>
      <style:map style:condition="cell-content()=&quot;???&quot;" style:apply-style-name="Purple_20_bg" style:base-cell-address="'Mechanics Test'.D35"/>
      <style:map style:condition="cell-content()=&quot;No effect&quot;" style:apply-style-name="Light_20_gray_20_bg" style:base-cell-address="'Mechanics Test'.D35"/>
    </style:style>
    <style:style style:name="ce182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92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2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3" style:family="table-cell" style:parent-style-name="Default">
      <style:table-cell-properties style:shrink-to-fit="true"/>
      <style:map style:condition="cell-content()=&quot;Cancels&quot;" style:apply-style-name="Red_20_bg" style:base-cell-address="'Mechanics Test'.E16"/>
      <style:map style:condition="cell-content()=&quot;Follows&quot;" style:apply-style-name="Light_20_orange_20_bg" style:base-cell-address="'Mechanics Test'.E16"/>
      <style:map style:condition="cell-content()=&quot;Buffers&quot;" style:apply-style-name="Yellow_20_bg" style:base-cell-address="'Mechanics Test'.E16"/>
      <style:map style:condition="cell-content()=&quot;Mutual&quot;" style:apply-style-name="Light_20_blue_20_bg" style:base-cell-address="'Mechanics Test'.E16"/>
      <style:map style:condition="cell-content()=&quot;Special&quot;" style:apply-style-name="Green_20_bg" style:base-cell-address="'Mechanics Test'.E16"/>
      <style:map style:condition="cell-content()=&quot;Prereq&quot;" style:apply-style-name="Blue_20_bg" style:base-cell-address="'Mechanics Test'.E16"/>
      <style:map style:condition="cell-content()=&quot;Impossible?&quot;" style:apply-style-name="Light_20_gray_20_bg" style:base-cell-address="'Mechanics Test'.E16"/>
      <style:map style:condition="cell-content()=&quot;§§§&quot;" style:apply-style-name="Dark_20_gray_20_bg" style:base-cell-address="'Mechanics Test'.E16"/>
      <style:map style:condition="cell-content()=&quot;???&quot;" style:apply-style-name="Purple_20_bg" style:base-cell-address="'Mechanics Test'.E16"/>
      <style:map style:condition="cell-content()=&quot;No effect&quot;" style:apply-style-name="Light_20_gray_20_bg" style:base-cell-address="'Mechanics Test'.E16"/>
    </style:style>
    <style:style style:name="ce174" style:family="table-cell" style:parent-style-name="Default">
      <style:table-cell-properties style:shrink-to-fit="true"/>
      <style:map style:condition="cell-content()=&quot;Cancels&quot;" style:apply-style-name="Red_20_bg" style:base-cell-address="'Mechanics Test'.E17"/>
      <style:map style:condition="cell-content()=&quot;Follows&quot;" style:apply-style-name="Light_20_orange_20_bg" style:base-cell-address="'Mechanics Test'.E17"/>
      <style:map style:condition="cell-content()=&quot;Buffers&quot;" style:apply-style-name="Yellow_20_bg" style:base-cell-address="'Mechanics Test'.E17"/>
      <style:map style:condition="cell-content()=&quot;Mutual&quot;" style:apply-style-name="Light_20_blue_20_bg" style:base-cell-address="'Mechanics Test'.E17"/>
      <style:map style:condition="cell-content()=&quot;Special&quot;" style:apply-style-name="Green_20_bg" style:base-cell-address="'Mechanics Test'.E17"/>
      <style:map style:condition="cell-content()=&quot;Prereq&quot;" style:apply-style-name="Blue_20_bg" style:base-cell-address="'Mechanics Test'.E17"/>
      <style:map style:condition="cell-content()=&quot;Impossible?&quot;" style:apply-style-name="Light_20_gray_20_bg" style:base-cell-address="'Mechanics Test'.E17"/>
      <style:map style:condition="cell-content()=&quot;§§§&quot;" style:apply-style-name="Dark_20_gray_20_bg" style:base-cell-address="'Mechanics Test'.E17"/>
      <style:map style:condition="cell-content()=&quot;???&quot;" style:apply-style-name="Purple_20_bg" style:base-cell-address="'Mechanics Test'.E17"/>
      <style:map style:condition="cell-content()=&quot;No effect&quot;" style:apply-style-name="Light_20_gray_20_bg" style:base-cell-address="'Mechanics Test'.E17"/>
    </style:style>
    <style:style style:name="ce189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94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100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03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6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8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1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Mechanics Test'.J24"/>
      <style:map style:condition="cell-content()=&quot;Follows&quot;" style:apply-style-name="Light_20_orange_20_bg" style:base-cell-address="'Mechanics Test'.J24"/>
      <style:map style:condition="cell-content()=&quot;Buffers&quot;" style:apply-style-name="Yellow_20_bg" style:base-cell-address="'Mechanics Test'.J24"/>
      <style:map style:condition="cell-content()=&quot;Mutual&quot;" style:apply-style-name="Light_20_blue_20_bg" style:base-cell-address="'Mechanics Test'.J24"/>
      <style:map style:condition="cell-content()=&quot;Special&quot;" style:apply-style-name="Green_20_bg" style:base-cell-address="'Mechanics Test'.J24"/>
      <style:map style:condition="cell-content()=&quot;Prereq&quot;" style:apply-style-name="Blue_20_bg" style:base-cell-address="'Mechanics Test'.J24"/>
      <style:map style:condition="cell-content()=&quot;Impossible?&quot;" style:apply-style-name="Light_20_gray_20_bg" style:base-cell-address="'Mechanics Test'.J24"/>
      <style:map style:condition="cell-content()=&quot;§§§&quot;" style:apply-style-name="Dark_20_gray_20_bg" style:base-cell-address="'Mechanics Test'.J24"/>
      <style:map style:condition="cell-content()=&quot;???&quot;" style:apply-style-name="Purple_20_bg" style:base-cell-address="'Mechanics Test'.J24"/>
      <style:map style:condition="cell-content()=&quot;No effect&quot;" style:apply-style-name="Light_20_gray_20_bg" style:base-cell-address="'Mechanics Test'.J24"/>
    </style:style>
    <style:style style:name="ce21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8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13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15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'Mechanics Test'.M24"/>
      <style:map style:condition="cell-content()=&quot;Follows&quot;" style:apply-style-name="Light_20_orange_20_bg" style:base-cell-address="'Mechanics Test'.M24"/>
      <style:map style:condition="cell-content()=&quot;Buffers&quot;" style:apply-style-name="Yellow_20_bg" style:base-cell-address="'Mechanics Test'.M24"/>
      <style:map style:condition="cell-content()=&quot;Mutual&quot;" style:apply-style-name="Light_20_blue_20_bg" style:base-cell-address="'Mechanics Test'.M24"/>
      <style:map style:condition="cell-content()=&quot;Special&quot;" style:apply-style-name="Green_20_bg" style:base-cell-address="'Mechanics Test'.M24"/>
      <style:map style:condition="cell-content()=&quot;Prereq&quot;" style:apply-style-name="Blue_20_bg" style:base-cell-address="'Mechanics Test'.M24"/>
      <style:map style:condition="cell-content()=&quot;Impossible?&quot;" style:apply-style-name="Light_20_gray_20_bg" style:base-cell-address="'Mechanics Test'.M24"/>
      <style:map style:condition="cell-content()=&quot;§§§&quot;" style:apply-style-name="Dark_20_gray_20_bg" style:base-cell-address="'Mechanics Test'.M24"/>
      <style:map style:condition="cell-content()=&quot;???&quot;" style:apply-style-name="Purple_20_bg" style:base-cell-address="'Mechanics Test'.M24"/>
      <style:map style:condition="cell-content()=&quot;No effect&quot;" style:apply-style-name="Light_20_gray_20_bg" style:base-cell-address="'Mechanics Test'.M24"/>
    </style:style>
    <style:style style:name="ce21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2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3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6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4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4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6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20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30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2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0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6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02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8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147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49" style:family="table-cell" style:parent-style-name="Default">
      <style:table-cell-properties style:shrink-to-fit="true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0" style:family="table-cell" style:parent-style-name="Default"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5" style:family="table-cell" style:parent-style-name="Default"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73" style:family="table-cell" style:parent-style-name="Default">
      <style:table-cell-properties style:shrink-to-fit="true"/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4" style:family="table-cell" style:parent-style-name="Default"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5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6" style:family="table-cell" style:parent-style-name="Default"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77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78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80" style:family="table-cell" style:parent-style-name="Default"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180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82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184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84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268" style:family="table-cell" style:parent-style-name="Default">
      <style:table-cell-properties fo:background-color="#ffffcc"/>
    </style:style>
    <style:style style:name="ce269" style:family="table-cell" style:parent-style-name="Default">
      <style:table-cell-properties fo:background-color="#ffcc99"/>
    </style:style>
    <style:style style:name="ce265" style:family="table-cell" style:parent-style-name="Default">
      <style:table-cell-properties fo:background-color="#99ccff"/>
    </style:style>
    <style:style style:name="ce281" style:family="table-cell" style:parent-style-name="Default">
      <style:table-cell-properties fo:background-color="#ccffff"/>
    </style:style>
    <style:style style:name="ce267" style:family="table-cell" style:parent-style-name="Default">
      <style:table-cell-properties fo:background-color="#e6e6e6"/>
    </style:style>
    <style:style style:name="ce294" style:family="table-cell" style:parent-style-name="Default">
      <style:table-cell-properties fo:background-color="#a6fda6"/>
    </style:style>
    <style:style style:name="ce27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3" style:family="table-cell" style:parent-style-name="Default">
      <style:table-cell-properties fo:background-color="transparent"/>
    </style:style>
    <style:style style:name="ce285" style:family="table-cell" style:parent-style-name="Default">
      <style:table-cell-properties fo:background-color="#cccccc"/>
    </style:style>
    <style:style style:name="ce286" style:family="table-cell" style:parent-style-name="Default">
      <style:table-cell-properties fo:background-color="#0000ff"/>
    </style:style>
    <style:style style:name="ce287" style:family="table-cell" style:parent-style-name="Default">
      <style:table-cell-properties fo:background-color="#00ae00"/>
    </style:style>
    <style:style style:name="ce288" style:family="table-cell" style:parent-style-name="Default">
      <style:table-cell-properties fo:background-color="#ff8080"/>
    </style:style>
    <style:style style:name="ce289" style:family="table-cell" style:parent-style-name="Default">
      <style:table-cell-properties fo:background-color="#ffff00"/>
    </style:style>
    <style:style style:name="ce291" style:family="table-cell" style:parent-style-name="Default">
      <style:table-cell-properties fo:background-color="#ff9966"/>
    </style:style>
    <style:style style:name="ce292" style:family="table-cell" style:parent-style-name="Default">
      <style:table-cell-properties fo:background-color="#9966cc"/>
    </style:style>
    <style:style style:name="ce2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318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319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320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91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235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237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39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240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241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242" style:family="table-cell" style:parent-style-name="Default"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27" style:family="table-cell" style:parent-style-name="Default">
      <style:text-properties fo:font-style="normal" fo:font-weight="bold" style:font-style-asian="normal" style:font-weight-asian="bold" style:font-style-complex="normal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28" style:family="table-cell" style:parent-style-name="Default"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29" style:family="table-cell" style:parent-style-name="Default"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30" style:family="table-cell" style:parent-style-name="Default">
      <style:table-cell-properties fo:background-color="#00cccc" fo:border="0.06pt solid #000000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Action List'.A2">
          <table:error-message table:message-type="stop" table:display="true"/>
        </table:content-validation>
        <table:content-validation table:name="val2" table:condition="of:cell-content-is-in-list([$'Input Lists'.$A$2:$'Input Lists'.$A$99])" table:allow-empty-cell="true" table:display-list="sort-ascending" table:base-cell-address="'Master Action List'.B1048563">
          <table:error-message table:message-type="stop" table:display="true"/>
        </table:content-validation>
        <table:content-validation table:name="val3" table:condition="of:cell-content-is-whole-number() and cell-content-is-between(0,100)" table:allow-empty-cell="true" table:base-cell-address="'Master Action List'.F2">
          <table:error-message table:message-type="stop" table:display="true"/>
        </table:content-validation>
        <table:content-validation table:name="val4" table:condition="of:cell-content-is-in-list([$'Results List'.$A$2:$'Results List'.$A$15])" table:allow-empty-cell="true" table:display-list="unsorted" table:base-cell-address="'Mechanics Test'.D2"/>
        <table:content-validation table:name="val5" table:condition="of:cell-content-is-in-list([$'Master Action List'.$C$2:$'Master Action List'.$C$36])" table:allow-empty-cell="true" table:display-list="sort-ascending" table:base-cell-address="'Mechanics Test'.E2"/>
        <table:content-validation table:name="val6" table:condition="of:cell-content-is-in-list([$'Modifier List'.$A$2:$'Modifier List'.$A$24])" table:allow-empty-cell="true" table:display-list="sort-ascending" table:base-cell-address="'Mechanics Test'.F2"/>
        <table:content-validation table:name="val7" table:condition="of:cell-content-is-in-list([$'Results List'.$A$2:$'Results List'.$A$15])" table:allow-empty-cell="true" table:display-list="unsorted" table:base-cell-address="'Mechanics Test'.G2"/>
        <table:content-validation table:name="val8" table:condition="of:cell-content-is-in-list([$'Master Action List'.$C$2:$'Master Action List'.$C$36])" table:allow-empty-cell="true" table:display-list="sort-ascending" table:base-cell-address="'Mechanics Test'.H2"/>
        <table:content-validation table:name="val9" table:condition="of:cell-content-is-in-list([$'Modifier List'.$A$2:$'Modifier List'.$A$24])" table:allow-empty-cell="true" table:display-list="sort-ascending" table:base-cell-address="'Mechanics Test'.I2"/>
        <table:content-validation table:name="val10" table:condition="of:cell-content-is-in-list([$'Results List'.$A$2:$'Results List'.$A$15])" table:allow-empty-cell="true" table:display-list="unsorted" table:base-cell-address="'Mechanics Test'.J2"/>
        <table:content-validation table:name="val11" table:condition="of:cell-content-is-in-list([$'Master Action List'.$C$2:$'Master Action List'.$C$36])" table:allow-empty-cell="true" table:display-list="sort-ascending" table:base-cell-address="'Mechanics Test'.K2"/>
        <table:content-validation table:name="val12" table:condition="of:cell-content-is-in-list([$'Modifier List'.$A$2:$'Modifier List'.$A$24])" table:allow-empty-cell="true" table:display-list="sort-ascending" table:base-cell-address="'Mechanics Test'.L2"/>
        <table:content-validation table:name="val13" table:condition="of:cell-content-is-in-list([$'Results List'.$A$2:$'Results List'.$A$15])" table:allow-empty-cell="true" table:display-list="unsorted" table:base-cell-address="'Mechanics Test'.M2"/>
        <table:content-validation table:name="val14" table:condition="of:cell-content-is-in-list([$'Master Action List'.$C$2:$'Master Action List'.$C$36])" table:allow-empty-cell="true" table:display-list="sort-ascending" table:base-cell-address="'Mechanics Test'.N2"/>
        <table:content-validation table:name="val15" table:condition="of:cell-content-is-in-list([$'Modifier List'.$A$2:$'Modifier List'.$A$24])" table:allow-empty-cell="true" table:display-list="sort-ascending" table:base-cell-address="'Mechanics Test'.O2"/>
        <table:content-validation table:name="val16" table:condition="of:cell-content-is-in-list([$'Results List'.$A$2:$'Results List'.$A$15])" table:allow-empty-cell="true" table:display-list="unsorted" table:base-cell-address="'Mechanics Test'.P2"/>
        <table:content-validation table:name="val17" table:condition="of:cell-content-is-in-list([$'Master Action List'.$C$2:$'Master Action List'.$C$36])" table:allow-empty-cell="true" table:display-list="sort-ascending" table:base-cell-address="'Mechanics Test'.Q2"/>
        <table:content-validation table:name="val18" table:condition="of:cell-content-is-in-list([$'Modifier List'.$A$2:$'Modifier List'.$A$24])" table:allow-empty-cell="true" table:display-list="sort-ascending" table:base-cell-address="'Mechanics Test'.R2"/>
        <table:content-validation table:name="val19" table:condition="of:cell-content-is-in-list([$'Results List'.$A$2:$'Results List'.$A$15])" table:allow-empty-cell="true" table:display-list="unsorted" table:base-cell-address="'Mechanics Test'.S2"/>
        <table:content-validation table:name="val20" table:condition="of:cell-content-is-in-list([$'Master Action List'.$C$2:$'Master Action List'.$C$36])" table:allow-empty-cell="true" table:display-list="sort-ascending" table:base-cell-address="'Mechanics Test'.T2"/>
        <table:content-validation table:name="val21" table:condition="of:cell-content-is-in-list([$'Modifier List'.$A$2:$'Modifier List'.$A$24])" table:allow-empty-cell="true" table:display-list="sort-ascending" table:base-cell-address="'Mechanics Test'.U2"/>
        <table:content-validation table:name="val22" table:condition="of:cell-content-is-whole-number() and cell-content-is-between(0,10)" table:allow-empty-cell="true" table:base-cell-address="'Modifier List'.D9">
          <table:error-message table:message-type="stop" table:display="true"/>
        </table:content-validation>
        <table:content-validation table:name="val23" table:condition="of:cell-content-is-whole-number() and cell-content()=0 10" table:allow-empty-cell="true" table:base-cell-address="'Modifier List'.D2">
          <table:error-message table:message-type="stop" table:display="true"/>
        </table:content-validation>
        <table:content-validation table:name="val24" table:condition="of:cell-content-is-whole-number() and cell-content()=0 to 10" table:allow-empty-cell="true" table:base-cell-address="'Modifier List'.D11">
          <table:error-message table:message-type="stop" table:display="true"/>
        </table:content-validation>
      </table:content-validations>
      <table:table table:name="Master Action Lis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88"/>
        <table:table-column table:style-name="co5" table:default-cell-style-name="ce88"/>
        <table:table-column table:style-name="co6" table:default-cell-style-name="ce88"/>
        <table:table-column table:style-name="co7" table:default-cell-style-name="ce88"/>
        <table:table-column table:style-name="co6" table:default-cell-style-name="ce17"/>
        <table:table-column table:style-name="co8" table:number-columns-repeated="2" table:default-cell-style-name="ce17"/>
        <table:table-column table:style-name="co9" table:default-cell-style-name="ce20"/>
        <table:table-column table:style-name="co10" table:number-columns-repeated="2" table:default-cell-style-name="ce53"/>
        <table:table-column table:style-name="co4" table:default-cell-style-name="ce30"/>
        <table:table-column table:style-name="co4" table:default-cell-style-name="ce49"/>
        <table:table-column table:style-name="co11" table:default-cell-style-name="ce49"/>
        <table:table-column table:style-name="co12" table:default-cell-style-name="ce28"/>
        <table:table-column table:style-name="co13" table:default-cell-style-name="ce28"/>
        <table:table-column table:style-name="co14" table:default-cell-style-name="ce3"/>
        <table:table-column table:style-name="co15" table:default-cell-style-name="ce3"/>
        <table:table-column table:style-name="co16" table:default-cell-style-name="ce132"/>
        <table:table-column table:style-name="co17" table:default-cell-style-name="ce132"/>
        <table:table-column table:style-name="co18" table:default-cell-style-name="ce132"/>
        <table:table-column table:style-name="co19" table:number-columns-repeated="874" table:default-cell-style-name="ce132"/>
        <table:table-row table:style-name="ro1">
          <table:table-cell table:style-name="ce1" table:content-validation-name="val1" office:value-type="string" calcext:value-type="string">
            <text:p>View</text:p>
          </table:table-cell>
          <table:table-cell table:style-name="ce1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86" office:value-type="string" calcext:value-type="string">
            <text:p>Hit</text:p>
          </table:table-cell>
          <table:table-cell table:style-name="ce86" office:value-type="string" calcext:value-type="string">
            <text:p>Frames</text:p>
          </table:table-cell>
          <table:table-cell table:style-name="ce86" table:content-validation-name="val3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119" office:value-type="string" calcext:value-type="string">
            <text:p>Notes 1</text:p>
          </table:table-cell>
          <table:table-cell table:style-name="ce119" office:value-type="string" calcext:value-type="string">
            <text:p>Notes 2</text:p>
          </table:table-cell>
          <table:table-cell table:style-name="ce119" office:value-type="string" calcext:value-type="string">
            <text:p>Notes 3</text:p>
          </table:table-cell>
          <table:table-cell table:style-name="ce133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2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 table:style-name="ce1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office:value-type="string" calcext:value-type="string">
            <text:p>x</text:p>
          </table:table-cell>
          <table:table-cell table:style-name="ce26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 office:value-type="string" calcext:value-type="string">
            <text:p>x</text:p>
          </table:table-cell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 office:value-type="string" calcext:value-type="string">
            <text:p>x</text:p>
          </table:table-cell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4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5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style-name="ce7"/>
          <table:table-cell table:number-columns-repeated="2"/>
          <table:table-cell table:content-validation-name="val3"/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style-name="ce7"/>
          <table:table-cell table:number-columns-repeated="2"/>
          <table:table-cell table:content-validation-name="val3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7"/>
          <table:table-cell table:number-columns-repeated="2"/>
          <table:table-cell table:content-validation-name="val3"/>
          <table:table-cell table:number-columns-repeated="14"/>
          <table:table-cell table:style-name="ce37" office:value-type="string" calcext:value-type="string">
            <text:p>Ideas: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7"/>
          <table:table-cell table:number-columns-repeated="2"/>
          <table:table-cell table:content-validation-name="val3"/>
          <table:table-cell table:number-columns-repeated="14"/>
          <table:table-cell table:style-name="ce37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38" office:value-type="string" calcext:value-type="string">
            <text:p>Make a dialogue for quickly creating an animation and choosing how many phases it has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38" office:value-type="string" calcext:value-type="string">
            <text:p>Should the user be able to generate multiple different Mechanics / Simultaneous lists based on this data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38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38" office:value-type="string" calcext:value-type="string">
            <text:p>It will make things more complicated, though, and isn’t an essential feature...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38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38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38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38" office:value-type="string" calcext:value-type="string">
            <text:p>Or ”P” if being in the variation is already a prerequisite for the action. Anything else...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128" office:value-type="string" calcext:value-type="string">
            <text:p>Different functions: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55" office:value-type="string" calcext:value-type="string">
            <text:p>”Add / remove / move phases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Default" office:value-type="string" calcext:value-type="string">
            <text:p>1. you’d have to be able to contextually select a phase of an animation and be able to delete / add / move i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Default" office:value-type="string" calcext:value-type="string">
            <text:p>2. the code will refresh Mechanics sheet just to make sure everything matche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Default" office:value-type="string" calcext:value-type="string">
            <text:p>3. the code then makes changes to Mechanics sheet to the corresponding phas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55" office:value-type="string" calcext:value-type="string">
            <text:p>”Refresh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33" office:value-type="string" calcext:value-type="string">
            <text:p>1. this function is only needed if modifiers are added from the Modifier Lis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56" office:value-type="string" calcext:value-type="string">
            <text:p>”Generate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33" office:value-type="string" calcext:value-type="string">
            <text:p>User can generate a Mechanics or a Simultaneous testing sheet based on the data in this shee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55" office:value-type="string" calcext:value-type="string">
            <text:p>”Inspect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Default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131" office:value-type="string" calcext:value-type="string">
            <text:p>”Create group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Default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131" office:value-type="string" calcext:value-type="string">
            <text:p>”Ungroup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Default" office:value-type="string" calcext:value-type="string">
            <text:p>Code should ungroup before certain operations to keep things cleaner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14"/>
          <table:table-cell table:style-name="ce33"/>
          <table:table-cell table:number-columns-repeated="876"/>
        </table:table-row>
        <table:table-row table:style-name="ro1" table:number-rows-repeated="1046566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891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3"/>
          <table:table-cell table:number-columns-repeated="891"/>
        </table:table-row>
        <calcext:conditional-formats>
          <calcext:conditional-format calcext:target-range-address="'Master Action List'.V30:'Master Action List'.DS2006 'Master Action List'.U30:'Master Action List'.U43 'Master Action List'.U76:'Master Action List'.U2009 'Master Action List'.U3:'Master Action List'.DS6 'Master Action List'.U17:'Master Action List'.DS29 'Master Action List'.U8:'Master Action List'.DS10 'Master Action List'.U12:'Master Action List'.DS15 'Master Action List'.U66:'Master Action List'.U67 'Master Action List'.U45:'Master Action List'.U47 'Master Action List'.U52:'Master Action List'.U64">
            <calcext:condition calcext:apply-style-name="Red bg" calcext:value="=&quot;Interrupts&quot;" calcext:base-cell-address="'Master Action List'.U3"/>
            <calcext:condition calcext:apply-style-name="Light orange bg" calcext:value="=&quot;Follows&quot;" calcext:base-cell-address="'Master Action List'.U3"/>
            <calcext:condition calcext:apply-style-name="Yellow bg" calcext:value="=&quot;Buffered&quot;" calcext:base-cell-address="'Master Action List'.U3"/>
            <calcext:condition calcext:apply-style-name="Light blue bg" calcext:value="=&quot;Combined&quot;" calcext:base-cell-address="'Master Action List'.U3"/>
            <calcext:condition calcext:apply-style-name="Green bg" calcext:value="=&quot;Special&quot;" calcext:base-cell-address="'Master Action List'.U3"/>
            <calcext:condition calcext:apply-style-name="Blue bg" calcext:value="=&quot;Prerequisite&quot;" calcext:base-cell-address="'Master Action List'.U3"/>
            <calcext:condition calcext:apply-style-name="Light gray bg" calcext:value="=&quot;Unpossible?&quot;" calcext:base-cell-address="'Master Action List'.U3"/>
            <calcext:condition calcext:apply-style-name="Dark gray bg" calcext:value="=&quot;§§§&quot;" calcext:base-cell-address="'Master Action List'.U3"/>
            <calcext:condition calcext:apply-style-name="Dark gray bg" calcext:value="contains-text(&quot;!!&quot;)" calcext:base-cell-address="'Master Action List'.U3"/>
            <calcext:condition calcext:apply-style-name="Purple bg" calcext:value="=&quot;???&quot;" calcext:base-cell-address="'Master Action List'.U3"/>
            <calcext:condition calcext:apply-style-name="Light gray bg" calcext:value="=&quot;No effect&quot;" calcext:base-cell-address="'Master Action List'.U3"/>
          </calcext:conditional-format>
          <calcext:conditional-format calcext:target-range-address="'Master Action List'.U2:'Master Action List'.DS2">
            <calcext:condition calcext:apply-style-name="Red bg" calcext:value="=&quot;Interrupts&quot;" calcext:base-cell-address="'Master Action List'.U2"/>
            <calcext:condition calcext:apply-style-name="Light orange bg" calcext:value="=&quot;Follows&quot;" calcext:base-cell-address="'Master Action List'.U2"/>
            <calcext:condition calcext:apply-style-name="Yellow bg" calcext:value="=&quot;Buffered&quot;" calcext:base-cell-address="'Master Action List'.U2"/>
            <calcext:condition calcext:apply-style-name="Light blue bg" calcext:value="=&quot;Combined&quot;" calcext:base-cell-address="'Master Action List'.U2"/>
            <calcext:condition calcext:apply-style-name="Green bg" calcext:value="=&quot;Special&quot;" calcext:base-cell-address="'Master Action List'.U2"/>
            <calcext:condition calcext:apply-style-name="Blue bg" calcext:value="=&quot;Prerequisite&quot;" calcext:base-cell-address="'Master Action List'.U2"/>
            <calcext:condition calcext:apply-style-name="Light gray bg" calcext:value="=&quot;Unpossible?&quot;" calcext:base-cell-address="'Master Action List'.U2"/>
            <calcext:condition calcext:apply-style-name="Dark gray bg" calcext:value="=&quot;§§§&quot;" calcext:base-cell-address="'Master Action List'.U2"/>
            <calcext:condition calcext:apply-style-name="Dark gray bg" calcext:value="contains-text(&quot;!!&quot;)" calcext:base-cell-address="'Master Action List'.U2"/>
            <calcext:condition calcext:apply-style-name="Purple bg" calcext:value="=&quot;???&quot;" calcext:base-cell-address="'Master Action List'.U2"/>
            <calcext:condition calcext:apply-style-name="Light gray bg" calcext:value="=&quot;No effect&quot;" calcext:base-cell-address="'Master Action List'.U2"/>
          </calcext:conditional-format>
          <calcext:conditional-format calcext:target-range-address="'Master Action List'.U7:'Master Action List'.DS7">
            <calcext:condition calcext:apply-style-name="Red bg" calcext:value="=&quot;Interrupts&quot;" calcext:base-cell-address="'Master Action List'.U7"/>
            <calcext:condition calcext:apply-style-name="Light orange bg" calcext:value="=&quot;Follows&quot;" calcext:base-cell-address="'Master Action List'.U7"/>
            <calcext:condition calcext:apply-style-name="Yellow bg" calcext:value="=&quot;Buffered&quot;" calcext:base-cell-address="'Master Action List'.U7"/>
            <calcext:condition calcext:apply-style-name="Light blue bg" calcext:value="=&quot;Combined&quot;" calcext:base-cell-address="'Master Action List'.U7"/>
            <calcext:condition calcext:apply-style-name="Green bg" calcext:value="=&quot;Special&quot;" calcext:base-cell-address="'Master Action List'.U7"/>
            <calcext:condition calcext:apply-style-name="Blue bg" calcext:value="=&quot;Prerequisite&quot;" calcext:base-cell-address="'Master Action List'.U7"/>
            <calcext:condition calcext:apply-style-name="Light gray bg" calcext:value="=&quot;Unpossible?&quot;" calcext:base-cell-address="'Master Action List'.U7"/>
            <calcext:condition calcext:apply-style-name="Dark gray bg" calcext:value="=&quot;§§§&quot;" calcext:base-cell-address="'Master Action List'.U7"/>
            <calcext:condition calcext:apply-style-name="Dark gray bg" calcext:value="contains-text(&quot;!!&quot;)" calcext:base-cell-address="'Master Action List'.U7"/>
            <calcext:condition calcext:apply-style-name="Purple bg" calcext:value="=&quot;???&quot;" calcext:base-cell-address="'Master Action List'.U7"/>
            <calcext:condition calcext:apply-style-name="Light gray bg" calcext:value="=&quot;No effect&quot;" calcext:base-cell-address="'Master Action List'.U7"/>
          </calcext:conditional-format>
          <calcext:conditional-format calcext:target-range-address="'Master Action List'.U11:'Master Action List'.DS11">
            <calcext:condition calcext:apply-style-name="Red bg" calcext:value="=&quot;Interrupts&quot;" calcext:base-cell-address="'Master Action List'.U11"/>
            <calcext:condition calcext:apply-style-name="Light orange bg" calcext:value="=&quot;Follows&quot;" calcext:base-cell-address="'Master Action List'.U11"/>
            <calcext:condition calcext:apply-style-name="Yellow bg" calcext:value="=&quot;Buffered&quot;" calcext:base-cell-address="'Master Action List'.U11"/>
            <calcext:condition calcext:apply-style-name="Light blue bg" calcext:value="=&quot;Combined&quot;" calcext:base-cell-address="'Master Action List'.U11"/>
            <calcext:condition calcext:apply-style-name="Green bg" calcext:value="=&quot;Special&quot;" calcext:base-cell-address="'Master Action List'.U11"/>
            <calcext:condition calcext:apply-style-name="Blue bg" calcext:value="=&quot;Prerequisite&quot;" calcext:base-cell-address="'Master Action List'.U11"/>
            <calcext:condition calcext:apply-style-name="Light gray bg" calcext:value="=&quot;Unpossible?&quot;" calcext:base-cell-address="'Master Action List'.U11"/>
            <calcext:condition calcext:apply-style-name="Dark gray bg" calcext:value="=&quot;§§§&quot;" calcext:base-cell-address="'Master Action List'.U11"/>
            <calcext:condition calcext:apply-style-name="Dark gray bg" calcext:value="contains-text(&quot;!!&quot;)" calcext:base-cell-address="'Master Action List'.U11"/>
            <calcext:condition calcext:apply-style-name="Purple bg" calcext:value="=&quot;???&quot;" calcext:base-cell-address="'Master Action List'.U11"/>
            <calcext:condition calcext:apply-style-name="Light gray bg" calcext:value="=&quot;No effect&quot;" calcext:base-cell-address="'Master Action List'.U11"/>
          </calcext:conditional-format>
          <calcext:conditional-format calcext:target-range-address="'Master Action List'.U16:'Master Action List'.DS16">
            <calcext:condition calcext:apply-style-name="Red bg" calcext:value="=&quot;Interrupts&quot;" calcext:base-cell-address="'Master Action List'.U16"/>
            <calcext:condition calcext:apply-style-name="Light orange bg" calcext:value="=&quot;Follows&quot;" calcext:base-cell-address="'Master Action List'.U16"/>
            <calcext:condition calcext:apply-style-name="Yellow bg" calcext:value="=&quot;Buffered&quot;" calcext:base-cell-address="'Master Action List'.U16"/>
            <calcext:condition calcext:apply-style-name="Light blue bg" calcext:value="=&quot;Combined&quot;" calcext:base-cell-address="'Master Action List'.U16"/>
            <calcext:condition calcext:apply-style-name="Green bg" calcext:value="=&quot;Special&quot;" calcext:base-cell-address="'Master Action List'.U16"/>
            <calcext:condition calcext:apply-style-name="Blue bg" calcext:value="=&quot;Prerequisite&quot;" calcext:base-cell-address="'Master Action List'.U16"/>
            <calcext:condition calcext:apply-style-name="Light gray bg" calcext:value="=&quot;Unpossible?&quot;" calcext:base-cell-address="'Master Action List'.U16"/>
            <calcext:condition calcext:apply-style-name="Dark gray bg" calcext:value="=&quot;§§§&quot;" calcext:base-cell-address="'Master Action List'.U16"/>
            <calcext:condition calcext:apply-style-name="Dark gray bg" calcext:value="contains-text(&quot;!!&quot;)" calcext:base-cell-address="'Master Action List'.U16"/>
            <calcext:condition calcext:apply-style-name="Purple bg" calcext:value="=&quot;???&quot;" calcext:base-cell-address="'Master Action List'.U16"/>
            <calcext:condition calcext:apply-style-name="Light gray bg" calcext:value="=&quot;No effect&quot;" calcext:base-cell-address="'Master Action List'.U16"/>
          </calcext:conditional-format>
        </calcext:conditional-formats>
      </table:table>
      <table:table table:name="Input Lists" table:style-name="ta1">
        <table:table-column table:style-name="co20" table:default-cell-style-name="ce136"/>
        <table:table-column table:style-name="co21" table:default-cell-style-name="ce136"/>
        <table:table-column table:style-name="co22" table:default-cell-style-name="ce136"/>
        <table:table-column table:style-name="co23" table:default-cell-style-name="ce139"/>
        <table:table-column table:style-name="co24" table:default-cell-style-name="ce136"/>
        <table:table-column table:style-name="co19" table:number-columns-repeated="2" table:default-cell-style-name="Default"/>
        <table:table-row table:style-name="ro1">
          <table:table-cell table:style-name="ce135" office:value-type="string" calcext:value-type="string">
            <text:p>Input Group</text:p>
          </table:table-cell>
          <table:table-cell table:style-name="ce135" office:value-type="string" calcext:value-type="string">
            <text:p>Input Name</text:p>
          </table:table-cell>
          <table:table-cell table:style-name="ce135" office:value-type="string" calcext:value-type="string">
            <text:p>Input</text:p>
          </table:table-cell>
          <table:table-cell table:style-name="ce137" office:value-type="string" calcext:value-type="string">
            <text:p>Group</text:p>
          </table:table-cell>
          <table:table-cell table:style-name="ce135"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4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4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4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42"/>
          <table:table-cell table:number-columns-repeated="2"/>
        </table:table-row>
        <table:table-row table:style-name="ro1">
          <table:table-cell table:number-columns-repeated="4"/>
          <table:table-cell table:style-name="ce145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28" office:value-type="string" calcext:value-type="string">
            <text:p>Specialties about this sheet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2. user can create ”groups”. Their purpose is to make it easier to hide more complex or esoteric inputs whenever needed to get more space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28" office:value-type="string" calcext:value-type="string">
            <text:p>Different function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31" office:value-type="string" calcext:value-type="string">
            <text:p>”Refresh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the code checks for discrepancies between Input Lists and the existing animations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46" office:value-type="string" calcext:value-type="string">
            <text:p>”Add / Remove / Move inputs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ince the different inputs are named, the code can probably compare automatically from the generated Mechanics list if there are discrepancies like moved / deleted / added inpu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31" office:value-type="string" calcext:value-type="string">
            <text:p>”Create 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31" office:value-type="string" calcext:value-type="string">
            <text:p>”Un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1" table:number-rows-repeated="104850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chanics Test" table:style-name="ta1"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132"/>
        <table:table-column table:style-name="co29" table:default-cell-style-name="ce132"/>
        <table:table-column table:style-name="co28" table:number-columns-repeated="2" table:default-cell-style-name="ce132"/>
        <table:table-column table:style-name="co29" table:default-cell-style-name="ce132"/>
        <table:table-column table:style-name="co28" table:number-columns-repeated="2" table:default-cell-style-name="ce132"/>
        <table:table-column table:style-name="co29" table:default-cell-style-name="ce132"/>
        <table:table-column table:style-name="co30" table:number-columns-repeated="2" table:default-cell-style-name="ce132"/>
        <table:table-column table:style-name="co29" table:default-cell-style-name="ce132"/>
        <table:table-column table:style-name="co28" table:number-columns-repeated="2" table:default-cell-style-name="ce132"/>
        <table:table-column table:style-name="co31" table:default-cell-style-name="ce132"/>
        <table:table-column table:style-name="co32" table:number-columns-repeated="2" table:default-cell-style-name="ce132"/>
        <table:table-column table:style-name="co31" table:default-cell-style-name="ce132"/>
        <table:table-column table:style-name="co33" table:default-cell-style-name="ce132"/>
        <table:table-column table:style-name="co16" table:number-columns-repeated="3" table:default-cell-style-name="ce132"/>
        <table:table-column table:style-name="co19" table:number-columns-repeated="874" table:default-cell-style-name="ce132"/>
        <table:table-row table:style-name="ro1">
          <table:table-cell table:style-name="ce1" office:value-type="string" calcext:value-type="string">
            <text:p>Action Name</text:p>
          </table:table-cell>
          <table:table-cell table:style-name="ce1" office:value-type="string" calcext:value-type="string">
            <text:p>Modifiers</text:p>
          </table:table-cell>
          <table:table-cell table:style-name="ce1" office:value-type="string" calcext:value-type="string">
            <text:p>Input to Compare</text:p>
          </table:table-cell>
          <table:table-cell table:style-name="ce87" table:content-validation-name="val4"/>
          <table:table-cell table:style-name="ce92" table:content-validation-name="val5" office:value-type="string" calcext:value-type="string">
            <text:p>&gt; Phase 0 result</text:p>
          </table:table-cell>
          <table:table-cell table:style-name="ce92" table:content-validation-name="val6"/>
          <table:table-cell table:style-name="ce100" table:content-validation-name="val7"/>
          <table:table-cell table:style-name="ce103" table:content-validation-name="val8" office:value-type="string" calcext:value-type="string">
            <text:p>&gt; Phase 1 result</text:p>
          </table:table-cell>
          <table:table-cell table:style-name="ce103" table:content-validation-name="val9"/>
          <table:table-cell table:style-name="ce100" table:content-validation-name="val10"/>
          <table:table-cell table:style-name="ce103" table:content-validation-name="val11" office:value-type="string" calcext:value-type="string">
            <text:p>&gt; Phase 2 result</text:p>
          </table:table-cell>
          <table:table-cell table:style-name="ce103" table:content-validation-name="val12"/>
          <table:table-cell table:style-name="ce100" table:content-validation-name="val13"/>
          <table:table-cell table:style-name="ce103" table:content-validation-name="val14" office:value-type="string" calcext:value-type="string">
            <text:p>&gt; Phase 3 result</text:p>
          </table:table-cell>
          <table:table-cell table:style-name="ce103" table:content-validation-name="val15"/>
          <table:table-cell table:style-name="ce100" table:content-validation-name="val16"/>
          <table:table-cell table:style-name="ce103" table:content-validation-name="val17" office:value-type="string" calcext:value-type="string">
            <text:p>&gt; Phase 4 result</text:p>
          </table:table-cell>
          <table:table-cell table:style-name="ce103" table:content-validation-name="val18"/>
          <table:table-cell table:style-name="ce100" table:content-validation-name="val19"/>
          <table:table-cell table:style-name="ce103" table:content-validation-name="val20" office:value-type="string" calcext:value-type="string">
            <text:p>&gt; Phase 5 result</text:p>
          </table:table-cell>
          <table:table-cell table:style-name="ce103" table:content-validation-name="val21"/>
          <table:table-cell table:style-name="ce119" table:content-validation-name="val1" office:value-type="string" calcext:value-type="string">
            <text:p>Notes 1</text:p>
          </table:table-cell>
          <table:table-cell table:style-name="ce119" office:value-type="string" calcext:value-type="string">
            <text:p>Notes 2</text:p>
          </table:table-cell>
          <table:table-cell table:style-name="ce119" office:value-type="string" calcext:value-type="string">
            <text:p>Notes 3</text:p>
          </table:table-cell>
          <table:table-cell table:style-name="ce133" table:number-columns-repeated="874"/>
        </table:table-row>
        <table:table-row table:style-name="ro1">
          <table:table-cell table:number-columns-repeated="2"/>
          <table:table-cell table:style-name="ce136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6" office:value-type="string" calcext:value-type="string">
            <text:p>Letting go of input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6" office:value-type="string" calcext:value-type="string">
            <text:p>Move</text:p>
          </table:table-cell>
          <table:table-cell table:style-name="ce93" table:content-validation-name="val4" office:value-type="string" calcext:value-type="string">
            <text:p>Mutual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u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Specialties of this sheet:</text:p>
          </table:table-cell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6" office:value-type="string" calcext:value-type="string">
            <text:p>Roll (Forward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6" office:value-type="string" calcext:value-type="string">
            <text:p>Roll (Lef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...It should be impossible to edit columns A – C since they’re handled / generated from Master Action List?</text:p>
          </table:table-cell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6" office:value-type="string" calcext:value-type="string">
            <text:p>Roll (Righ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6" office:value-type="string" calcext:value-type="string">
            <text:p>Roll (Back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<text:s text:c="4"/>This is accomplished by cross-referencing the Phases number from Master Action List.</text:p>
          </table:table-cell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6" office:value-type="string" calcext:value-type="string">
            <text:p>Weapon Switch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Switch animatio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6" office:value-type="string" calcext:value-type="string">
            <text:p>Jump (Result 1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Jump (Ground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Jump (Ground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6" office:value-type="string" calcext:value-type="string">
            <text:p>Jump (Result 2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Idle (Airborne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Idle (Airborne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Since this table is generated / updated based on the data in Master Action List, it may sometimes come necessary to automatically delete or add columns that list Phases.</text:p>
          </table:table-cell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6" office:value-type="string" calcext:value-type="string">
            <text:p>Melee (S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oing this would be determined by what is the maximum phase number used by any animation in the Master Action List.</text:p>
          </table:table-cell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6" office:value-type="string" calcext:value-type="string">
            <text:p>Melee (S) (Long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6" office:value-type="string" calcext:value-type="string">
            <text:p>Melee (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6" office:value-type="string" calcext:value-type="string">
            <text:p>Melee (T) (Long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6" office:value-type="string" calcext:value-type="string">
            <text:p>Grab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3" table:content-validation-name="val5" office:value-type="string" calcext:value-type="string">
            <text:p>Grab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Grab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Grab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6" office:value-type="string" calcext:value-type="string">
            <text:p>Block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4" table:content-validation-name="val5" office:value-type="string" calcext:value-type="string">
            <text:p>Block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Block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Block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6" office:value-type="string" calcext:value-type="string">
            <text:p>Magic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Magic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Magic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Different functions:</text:p>
          </table:table-cell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6" office:value-type="string" calcext:value-type="string">
            <text:p>Rag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age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No effect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6" office:value-type="string" calcext:value-type="string">
            <text:p>Paus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Mutual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Mutual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Refresh”.</text:p>
          </table:table-cell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0" office:value-type="string" calcext:value-type="string">
              <text:p>Retry</text:p>
            </table:table-cell>
            <table:table-cell table:style-name="ce93" table:content-validation-name="val4" office:value-type="string" calcext:value-type="string">
              <text:p>Cancels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Cancels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Cancels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A complex function that goes through the whole Mechanics sheet and checks for discrepancies between it and Master Action List.</text:p>
            </table:table-cell>
            <table:table-cell table:style-name="ce180" table:number-columns-repeated="2"/>
            <table:table-cell table:style-name="ce18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0" office:value-type="string" calcext:value-type="string">
              <text:p>Upgrade Blades</text:p>
            </table:table-cell>
            <table:table-cell table:style-name="ce93" table:content-validation-name="val4" office:value-type="string" calcext:value-type="string">
              <text:p>Mutual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Mutual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Mutual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Mutual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180" table:number-columns-repeated="2"/>
            <table:table-cell table:style-name="ce18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0" office:value-type="string" calcext:value-type="string">
              <text:p>Upgrade Head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80" table:number-columns-repeated="2"/>
            <table:table-cell table:style-name="ce18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0" office:value-type="string" calcext:value-type="string">
              <text:p>Fall</text:p>
            </table:table-cell>
            <table:table-cell table:style-name="ce93" table:content-validation-name="val4" office:value-type="string" calcext:value-type="string">
              <text:p>Undecided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Impossible?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2" table:content-validation-name="val10" office:value-type="string" calcext:value-type="string">
              <text:p>Impossible?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7" table:content-validation-name="val13" office:value-type="string" calcext:value-type="string">
              <text:p>Impossible?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80" table:number-columns-repeated="2"/>
            <table:table-cell table:style-name="ce18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0" office:value-type="string" calcext:value-type="string">
              <text:p>Landing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80" table:number-columns-repeated="2"/>
            <table:table-cell table:style-name="ce18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0" office:value-type="string" calcext:value-type="string">
              <text:p>Hang From Ledg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80" table:number-columns-repeated="2"/>
            <table:table-cell table:style-name="ce18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0" office:value-type="string" calcext:value-type="string">
              <text:p>Water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80" table:number-columns-repeated="2"/>
            <table:table-cell table:style-name="ce18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0" office:value-type="string" calcext:value-type="string">
              <text:p>Rop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1" table:content-validation-name="val1" office:value-type="string" calcext:value-type="string">
              <text:p>”Refresh columns”.</text:p>
            </table:table-cell>
            <table:table-cell table:style-name="ce180" table:number-columns-repeated="2"/>
            <table:table-cell table:style-name="ce18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0" office:value-type="string" calcext:value-type="string">
              <text:p>Shimmy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1. the function checks on a general basis what is the maximum amount of phases needed by any action in Master Action List.</text:p>
            </table:table-cell>
            <table:table-cell table:style-name="ce180" table:number-columns-repeated="2"/>
            <table:table-cell table:style-name="ce184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2" office:value-type="string" calcext:value-type="string">
              <text:p>Hold X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80" table:number-columns-repeated="2"/>
            <table:table-cell table:style-name="ce18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2" office:value-type="string" calcext:value-type="string">
              <text:p>Hold S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80" table:number-columns-repeated="2"/>
            <table:table-cell table:style-name="ce18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2" office:value-type="string" calcext:value-type="string">
              <text:p>Hold T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/>
            <table:table-cell table:style-name="ce180" table:number-columns-repeated="2"/>
            <table:table-cell table:style-name="ce18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2" office:value-type="string" calcext:value-type="string">
              <text:p>Hold O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80" table:number-columns-repeated="2"/>
            <table:table-cell table:style-name="ce184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36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Generate inputs”.</text:p>
          </table:table-cell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6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6" office:value-type="string" calcext:value-type="string">
            <text:p>Mov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3" table:content-validation-name="val14"/>
          <table:table-cell table:style-name="ce196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6" office:value-type="string" calcext:value-type="string">
            <text:p>Roll (Forward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6" office:value-type="string" calcext:value-type="string">
            <text:p>Roll (Lef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6" office:value-type="string" calcext:value-type="string">
            <text:p>Roll (Righ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6" office:value-type="string" calcext:value-type="string">
            <text:p>Roll (Back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6" office:value-type="string" calcext:value-type="string">
            <text:p>Weapon Switch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Switch animation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6" office:value-type="string" calcext:value-type="string">
            <text:p>Jump (Result 1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6" office:value-type="string" calcext:value-type="string">
            <text:p>Jump (Result 2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Special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6" office:value-type="string" calcext:value-type="string">
            <text:p>Melee (S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6" office:value-type="string" calcext:value-type="string">
            <text:p>Melee (S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6" office:value-type="string" calcext:value-type="string">
            <text:p>Melee (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6" office:value-type="string" calcext:value-type="string">
            <text:p>Melee (T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6" office:value-type="string" calcext:value-type="string">
            <text:p>Grab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6" office:value-type="string" calcext:value-type="string">
            <text:p>Block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6" office:value-type="string" calcext:value-type="string">
            <text:p>Magic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6" office:value-type="string" calcext:value-type="string">
            <text:p>Rag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age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6" office:value-type="string" calcext:value-type="string">
            <text:p>Paus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Retr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80" table:number-columns-repeated="2"/>
            <table:table-cell table:style-name="ce18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Upgrade Blade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80" table:number-columns-repeated="2"/>
            <table:table-cell table:style-name="ce18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Upgrade Head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80" table:number-columns-repeated="2"/>
            <table:table-cell table:style-name="ce18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Fall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80" table:number-columns-repeated="2"/>
            <table:table-cell table:style-name="ce18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Landing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80" table:number-columns-repeated="2"/>
            <table:table-cell table:style-name="ce18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Hang From Ledg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80" table:number-columns-repeated="2"/>
            <table:table-cell table:style-name="ce18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Water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80" table:number-columns-repeated="2"/>
            <table:table-cell table:style-name="ce18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Rop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80" table:number-columns-repeated="2"/>
            <table:table-cell table:style-name="ce18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Shimm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80" table:number-columns-repeated="2"/>
            <table:table-cell table:style-name="ce184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2" office:value-type="string" calcext:value-type="string">
              <text:p>Hold X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80" table:number-columns-repeated="2"/>
            <table:table-cell table:style-name="ce18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2" office:value-type="string" calcext:value-type="string">
              <text:p>Hold 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80" table:number-columns-repeated="2"/>
            <table:table-cell table:style-name="ce18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2" office:value-type="string" calcext:value-type="string">
              <text:p>Hold T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80" table:number-columns-repeated="2"/>
            <table:table-cell table:style-name="ce18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2" office:value-type="string" calcext:value-type="string">
              <text:p>Hold O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80" table:number-columns-repeated="2"/>
            <table:table-cell table:style-name="ce184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36"/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6" office:value-type="string" calcext:value-type="string">
            <text:p>Letting go of inpu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6" office:value-type="string" calcext:value-type="string">
            <text:p>Mov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No effect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u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u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6" office:value-type="string" calcext:value-type="string">
            <text:p>Roll (Forward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6" office:value-type="string" calcext:value-type="string">
            <text:p>Roll (Lef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6" office:value-type="string" calcext:value-type="string">
            <text:p>Roll (Righ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nd print various input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6" office:value-type="string" calcext:value-type="string">
            <text:p>Roll (Back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6" office:value-type="string" calcext:value-type="string">
            <text:p>Weapon Switch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Switch animation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Switch animatio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Switch animatio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6" office:value-type="string" calcext:value-type="string">
            <text:p>Jump (Result 1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Jump (Ground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Jump (Ground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Jump (Ground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Generate variations”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6" office:value-type="string" calcext:value-type="string">
            <text:p>Jump (Result 2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Idle (Airborne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Idle (Airborne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Idle (Airborne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6" office:value-type="string" calcext:value-type="string">
            <text:p>Melee (S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6" office:value-type="string" calcext:value-type="string">
            <text:p>Melee (S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6" office:value-type="string" calcext:value-type="string">
            <text:p>Melee (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6" office:value-type="string" calcext:value-type="string">
            <text:p>Melee (T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ccording to the rules of Modifier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6" office:value-type="string" calcext:value-type="string">
            <text:p>Grab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Grab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Grab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Grab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6" office:value-type="string" calcext:value-type="string">
            <text:p>Block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Block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Block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Block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6" office:value-type="string" calcext:value-type="string">
            <text:p>Magic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Magic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Magic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Magic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6" office:value-type="string" calcext:value-type="string">
            <text:p>Ra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age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No effect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No effect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6" office:value-type="string" calcext:value-type="string">
            <text:p>Paus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Mutual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Mutual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Mutual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delete existing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Retr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find new rules for conditional formatting from Reactions shee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Upgrade Blade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3. apply new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Upgrade Head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Fall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Landing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n animation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Hang From Led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Water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 office:value-type="string" calcext:value-type="string">
            <text:p>a combination of the above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Rop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0" office:value-type="string" calcext:value-type="string">
            <text:p>Shimm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2" office:value-type="string" calcext:value-type="string">
            <text:p>Hold X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2" office:value-type="string" calcext:value-type="string">
            <text:p>Hold 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2" office:value-type="string" calcext:value-type="string">
            <text:p>Hold 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42" office:value-type="string" calcext:value-type="string">
            <text:p>Hold O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table:number-columns-repeated="2"/>
          <table:table-cell table:style-name="ce145"/>
          <table:table-cell table:style-name="ce182" table:content-validation-name="val4"/>
          <table:table-cell table:style-name="ce189" table:content-validation-name="val5"/>
          <table:table-cell table:style-name="ce194" table:content-validation-name="val6"/>
          <table:table-cell table:style-name="ce201" table:content-validation-name="val7"/>
          <table:table-cell table:style-name="ce206" table:content-validation-name="val8"/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6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6" office:value-type="string" calcext:value-type="string">
            <text:p>Move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6" office:value-type="string" calcext:value-type="string">
            <text:p>Rush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6" office:value-type="string" calcext:value-type="string">
            <text:p>Retry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6" office:value-type="string" calcext:value-type="string">
            <text:p>Upgrade Blades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6" office:value-type="string" calcext:value-type="string">
            <text:p>Upgrade Head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6" office:value-type="string" calcext:value-type="string">
            <text:p>Prompt 1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 table:number-rows-repeated="1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 table:number-rows-repeated="4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Default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 table:number-rows-repeated="13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 table:number-rows-repeated="4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 table:number-rows-repeated="200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180" table:number-columns-repeated="2"/>
          <table:table-cell table:style-name="ce184" table:number-columns-repeated="8"/>
          <table:table-cell table:number-columns-repeated="866"/>
        </table:table-row>
        <table:table-row table:style-name="ro1" table:number-rows-repeated="104635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1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calcext:conditional-formats>
          <calcext:conditional-format calcext:target-range-address="'Mechanics Test'.Y2:'Mechanics Test'.AF66 'Mechanics Test'.Y160:'Mechanics Test'.AF2220 'Mechanics Test'.Y110:'Mechanics Test'.AF159 'Mechanics Test'.Y99:'Mechanics Test'.AF109 'Mechanics Test'.G2:'Mechanics Test'.R23 'Mechanics Test'.G99:'Mechanics Test'.R2220 'Mechanics Test'.G24:'Mechanics Test'.I24 'Mechanics Test'.N24:'Mechanics Test'.R24 'Mechanics Test'.K24:'Mechanics Test'.L24 'Mechanics Test'.G25:'Mechanics Test'.R66">
            <calcext:condition calcext:apply-style-name="Red bg" calcext:value="=&quot;Cancels&quot;" calcext:base-cell-address="'Mechanics Test'.G2"/>
            <calcext:condition calcext:apply-style-name="Light orange bg" calcext:value="=&quot;Follows&quot;" calcext:base-cell-address="'Mechanics Test'.G2"/>
            <calcext:condition calcext:apply-style-name="Yellow bg" calcext:value="=&quot;Buffers&quot;" calcext:base-cell-address="'Mechanics Test'.G2"/>
            <calcext:condition calcext:apply-style-name="Light blue bg" calcext:value="=&quot;Mutual&quot;" calcext:base-cell-address="'Mechanics Test'.G2"/>
            <calcext:condition calcext:apply-style-name="Green bg" calcext:value="=&quot;Special&quot;" calcext:base-cell-address="'Mechanics Test'.G2"/>
            <calcext:condition calcext:apply-style-name="Blue bg" calcext:value="=&quot;Prereq&quot;" calcext:base-cell-address="'Mechanics Test'.G2"/>
            <calcext:condition calcext:apply-style-name="Light gray bg" calcext:value="=&quot;Impossible?&quot;" calcext:base-cell-address="'Mechanics Test'.G2"/>
            <calcext:condition calcext:apply-style-name="Dark gray bg" calcext:value="=&quot;§§§&quot;" calcext:base-cell-address="'Mechanics Test'.G2"/>
            <calcext:condition calcext:apply-style-name="Dark gray bg" calcext:value="contains-text(&quot;!!&quot;)" calcext:base-cell-address="'Mechanics Test'.G2"/>
            <calcext:condition calcext:apply-style-name="Purple bg" calcext:value="=&quot;???&quot;" calcext:base-cell-address="'Mechanics Test'.G2"/>
            <calcext:condition calcext:apply-style-name="Light gray bg" calcext:value="=&quot;No effect&quot;" calcext:base-cell-address="'Mechanics Test'.G2"/>
          </calcext:conditional-format>
          <calcext:conditional-format calcext:target-range-address="'Mechanics Test'.J24:'Mechanics Test'.J24">
            <calcext:condition calcext:apply-style-name="Red bg" calcext:value="=&quot;Cancels&quot;" calcext:base-cell-address="'Mechanics Test'.J24"/>
            <calcext:condition calcext:apply-style-name="Light orange bg" calcext:value="=&quot;Follows&quot;" calcext:base-cell-address="'Mechanics Test'.J24"/>
            <calcext:condition calcext:apply-style-name="Yellow bg" calcext:value="=&quot;Buffers&quot;" calcext:base-cell-address="'Mechanics Test'.J24"/>
            <calcext:condition calcext:apply-style-name="Light blue bg" calcext:value="=&quot;Mutual&quot;" calcext:base-cell-address="'Mechanics Test'.J24"/>
            <calcext:condition calcext:apply-style-name="Green bg" calcext:value="=&quot;Special&quot;" calcext:base-cell-address="'Mechanics Test'.J24"/>
            <calcext:condition calcext:apply-style-name="Blue bg" calcext:value="=&quot;Prereq&quot;" calcext:base-cell-address="'Mechanics Test'.J24"/>
            <calcext:condition calcext:apply-style-name="Light gray bg" calcext:value="=&quot;Impossible?&quot;" calcext:base-cell-address="'Mechanics Test'.J24"/>
            <calcext:condition calcext:apply-style-name="Dark gray bg" calcext:value="=&quot;§§§&quot;" calcext:base-cell-address="'Mechanics Test'.J24"/>
            <calcext:condition calcext:apply-style-name="Dark gray bg" calcext:value="contains-text(&quot;!!&quot;)" calcext:base-cell-address="'Mechanics Test'.J24"/>
            <calcext:condition calcext:apply-style-name="Purple bg" calcext:value="=&quot;???&quot;" calcext:base-cell-address="'Mechanics Test'.J24"/>
            <calcext:condition calcext:apply-style-name="Light gray bg" calcext:value="=&quot;No effect&quot;" calcext:base-cell-address="'Mechanics Test'.J24"/>
          </calcext:conditional-format>
          <calcext:conditional-format calcext:target-range-address="'Mechanics Test'.M24:'Mechanics Test'.M24">
            <calcext:condition calcext:apply-style-name="Red bg" calcext:value="=&quot;Cancels&quot;" calcext:base-cell-address="'Mechanics Test'.M24"/>
            <calcext:condition calcext:apply-style-name="Light orange bg" calcext:value="=&quot;Follows&quot;" calcext:base-cell-address="'Mechanics Test'.M24"/>
            <calcext:condition calcext:apply-style-name="Yellow bg" calcext:value="=&quot;Buffers&quot;" calcext:base-cell-address="'Mechanics Test'.M24"/>
            <calcext:condition calcext:apply-style-name="Light blue bg" calcext:value="=&quot;Mutual&quot;" calcext:base-cell-address="'Mechanics Test'.M24"/>
            <calcext:condition calcext:apply-style-name="Green bg" calcext:value="=&quot;Special&quot;" calcext:base-cell-address="'Mechanics Test'.M24"/>
            <calcext:condition calcext:apply-style-name="Blue bg" calcext:value="=&quot;Prereq&quot;" calcext:base-cell-address="'Mechanics Test'.M24"/>
            <calcext:condition calcext:apply-style-name="Light gray bg" calcext:value="=&quot;Impossible?&quot;" calcext:base-cell-address="'Mechanics Test'.M24"/>
            <calcext:condition calcext:apply-style-name="Dark gray bg" calcext:value="=&quot;§§§&quot;" calcext:base-cell-address="'Mechanics Test'.M24"/>
            <calcext:condition calcext:apply-style-name="Dark gray bg" calcext:value="contains-text(&quot;!!&quot;)" calcext:base-cell-address="'Mechanics Test'.M24"/>
            <calcext:condition calcext:apply-style-name="Purple bg" calcext:value="=&quot;???&quot;" calcext:base-cell-address="'Mechanics Test'.M24"/>
            <calcext:condition calcext:apply-style-name="Light gray bg" calcext:value="=&quot;No effect&quot;" calcext:base-cell-address="'Mechanics Test'.M24"/>
          </calcext:conditional-format>
          <calcext:conditional-format calcext:target-range-address="'Mechanics Test'.D2:'Mechanics Test'.F15 'Mechanics Test'.E99:'Mechanics Test'.F2220 'Mechanics Test'.D16:'Mechanics Test'.D34 'Mechanics Test'.F16:'Mechanics Test'.F17 'Mechanics Test'.D100:'Mechanics Test'.D2220 'Mechanics Test'.E18:'Mechanics Test'.F66">
            <calcext:condition calcext:apply-style-name="Red bg" calcext:value="=&quot;Cancels&quot;" calcext:base-cell-address="'Mechanics Test'.D2"/>
            <calcext:condition calcext:apply-style-name="Light orange bg" calcext:value="=&quot;Follows&quot;" calcext:base-cell-address="'Mechanics Test'.D2"/>
            <calcext:condition calcext:apply-style-name="Yellow bg" calcext:value="=&quot;Buffers&quot;" calcext:base-cell-address="'Mechanics Test'.D2"/>
            <calcext:condition calcext:apply-style-name="Light blue bg" calcext:value="=&quot;Mutual&quot;" calcext:base-cell-address="'Mechanics Test'.D2"/>
            <calcext:condition calcext:apply-style-name="Green bg" calcext:value="=&quot;Special&quot;" calcext:base-cell-address="'Mechanics Test'.D2"/>
            <calcext:condition calcext:apply-style-name="Blue bg" calcext:value="=&quot;Prereq&quot;" calcext:base-cell-address="'Mechanics Test'.D2"/>
            <calcext:condition calcext:apply-style-name="Light gray bg" calcext:value="=&quot;Impossible?&quot;" calcext:base-cell-address="'Mechanics Test'.D2"/>
            <calcext:condition calcext:apply-style-name="Dark gray bg" calcext:value="=&quot;§§§&quot;" calcext:base-cell-address="'Mechanics Test'.D2"/>
            <calcext:condition calcext:apply-style-name="Dark gray bg" calcext:value="contains-text(&quot;!!&quot;)" calcext:base-cell-address="'Mechanics Test'.D2"/>
            <calcext:condition calcext:apply-style-name="Purple bg" calcext:value="=&quot;???&quot;" calcext:base-cell-address="'Mechanics Test'.D2"/>
            <calcext:condition calcext:apply-style-name="Light gray bg" calcext:value="=&quot;No effect&quot;" calcext:base-cell-address="'Mechanics Test'.D2"/>
          </calcext:conditional-format>
          <calcext:conditional-format calcext:target-range-address="'Mechanics Test'.S2:'Mechanics Test'.X3 'Mechanics Test'.S160:'Mechanics Test'.X2220 'Mechanics Test'.S110:'Mechanics Test'.U159 'Mechanics Test'.W110:'Mechanics Test'.X159 'Mechanics Test'.S99:'Mechanics Test'.X109 'Mechanics Test'.W4:'Mechanics Test'.X34 'Mechanics Test'.S4:'Mechanics Test'.U34 'Mechanics Test'.S35:'Mechanics Test'.X66">
            <calcext:condition calcext:apply-style-name="Red bg" calcext:value="=&quot;Cancels&quot;" calcext:base-cell-address="'Mechanics Test'.S2"/>
            <calcext:condition calcext:apply-style-name="Light orange bg" calcext:value="=&quot;Follows&quot;" calcext:base-cell-address="'Mechanics Test'.S2"/>
            <calcext:condition calcext:apply-style-name="Yellow bg" calcext:value="=&quot;Buffers&quot;" calcext:base-cell-address="'Mechanics Test'.S2"/>
            <calcext:condition calcext:apply-style-name="Light blue bg" calcext:value="=&quot;Mutual&quot;" calcext:base-cell-address="'Mechanics Test'.S2"/>
            <calcext:condition calcext:apply-style-name="Green bg" calcext:value="=&quot;Special&quot;" calcext:base-cell-address="'Mechanics Test'.S2"/>
            <calcext:condition calcext:apply-style-name="Blue bg" calcext:value="=&quot;Prereq&quot;" calcext:base-cell-address="'Mechanics Test'.S2"/>
            <calcext:condition calcext:apply-style-name="Light gray bg" calcext:value="=&quot;Impossible?&quot;" calcext:base-cell-address="'Mechanics Test'.S2"/>
            <calcext:condition calcext:apply-style-name="Dark gray bg" calcext:value="=&quot;§§§&quot;" calcext:base-cell-address="'Mechanics Test'.S2"/>
            <calcext:condition calcext:apply-style-name="Dark gray bg" calcext:value="contains-text(&quot;!!&quot;)" calcext:base-cell-address="'Mechanics Test'.S2"/>
            <calcext:condition calcext:apply-style-name="Purple bg" calcext:value="=&quot;???&quot;" calcext:base-cell-address="'Mechanics Test'.S2"/>
            <calcext:condition calcext:apply-style-name="Light gray bg" calcext:value="=&quot;No effect&quot;" calcext:base-cell-address="'Mechanics Test'.S2"/>
          </calcext:conditional-format>
          <calcext:conditional-format calcext:target-range-address="'Mechanics Test'.V33:'Mechanics Test'.V34 'Mechanics Test'.V4:'Mechanics Test'.V20 'Mechanics Test'.V22:'Mechanics Test'.V28">
            <calcext:condition calcext:apply-style-name="Red bg" calcext:value="=&quot;Cancels&quot;" calcext:base-cell-address="'Mechanics Test'.V4"/>
            <calcext:condition calcext:apply-style-name="Light orange bg" calcext:value="=&quot;Follows&quot;" calcext:base-cell-address="'Mechanics Test'.V4"/>
            <calcext:condition calcext:apply-style-name="Yellow bg" calcext:value="=&quot;Buffers&quot;" calcext:base-cell-address="'Mechanics Test'.V4"/>
            <calcext:condition calcext:apply-style-name="Light blue bg" calcext:value="=&quot;Mutual&quot;" calcext:base-cell-address="'Mechanics Test'.V4"/>
            <calcext:condition calcext:apply-style-name="Green bg" calcext:value="=&quot;Special&quot;" calcext:base-cell-address="'Mechanics Test'.V4"/>
            <calcext:condition calcext:apply-style-name="Blue bg" calcext:value="=&quot;Prereq&quot;" calcext:base-cell-address="'Mechanics Test'.V4"/>
            <calcext:condition calcext:apply-style-name="Light gray bg" calcext:value="=&quot;Impossible?&quot;" calcext:base-cell-address="'Mechanics Test'.V4"/>
            <calcext:condition calcext:apply-style-name="Dark gray bg" calcext:value="=&quot;§§§&quot;" calcext:base-cell-address="'Mechanics Test'.V4"/>
            <calcext:condition calcext:apply-style-name="Dark gray bg" calcext:value="contains-text(&quot;!!&quot;)" calcext:base-cell-address="'Mechanics Test'.V4"/>
            <calcext:condition calcext:apply-style-name="Purple bg" calcext:value="=&quot;???&quot;" calcext:base-cell-address="'Mechanics Test'.V4"/>
            <calcext:condition calcext:apply-style-name="Light gray bg" calcext:value="=&quot;No effect&quot;" calcext:base-cell-address="'Mechanics Test'.V4"/>
          </calcext:conditional-format>
          <calcext:conditional-format calcext:target-range-address="'Mechanics Test'.E16:'Mechanics Test'.E16">
            <calcext:condition calcext:apply-style-name="Red bg" calcext:value="=&quot;Cancels&quot;" calcext:base-cell-address="'Mechanics Test'.E16"/>
            <calcext:condition calcext:apply-style-name="Light orange bg" calcext:value="=&quot;Follows&quot;" calcext:base-cell-address="'Mechanics Test'.E16"/>
            <calcext:condition calcext:apply-style-name="Yellow bg" calcext:value="=&quot;Buffers&quot;" calcext:base-cell-address="'Mechanics Test'.E16"/>
            <calcext:condition calcext:apply-style-name="Light blue bg" calcext:value="=&quot;Mutual&quot;" calcext:base-cell-address="'Mechanics Test'.E16"/>
            <calcext:condition calcext:apply-style-name="Green bg" calcext:value="=&quot;Special&quot;" calcext:base-cell-address="'Mechanics Test'.E16"/>
            <calcext:condition calcext:apply-style-name="Blue bg" calcext:value="=&quot;Prereq&quot;" calcext:base-cell-address="'Mechanics Test'.E16"/>
            <calcext:condition calcext:apply-style-name="Light gray bg" calcext:value="=&quot;Impossible?&quot;" calcext:base-cell-address="'Mechanics Test'.E16"/>
            <calcext:condition calcext:apply-style-name="Dark gray bg" calcext:value="=&quot;§§§&quot;" calcext:base-cell-address="'Mechanics Test'.E16"/>
            <calcext:condition calcext:apply-style-name="Dark gray bg" calcext:value="contains-text(&quot;!!&quot;)" calcext:base-cell-address="'Mechanics Test'.E16"/>
            <calcext:condition calcext:apply-style-name="Purple bg" calcext:value="=&quot;???&quot;" calcext:base-cell-address="'Mechanics Test'.E16"/>
            <calcext:condition calcext:apply-style-name="Light gray bg" calcext:value="=&quot;No effect&quot;" calcext:base-cell-address="'Mechanics Test'.E16"/>
          </calcext:conditional-format>
          <calcext:conditional-format calcext:target-range-address="'Mechanics Test'.E17:'Mechanics Test'.E17">
            <calcext:condition calcext:apply-style-name="Red bg" calcext:value="=&quot;Cancels&quot;" calcext:base-cell-address="'Mechanics Test'.E17"/>
            <calcext:condition calcext:apply-style-name="Light orange bg" calcext:value="=&quot;Follows&quot;" calcext:base-cell-address="'Mechanics Test'.E17"/>
            <calcext:condition calcext:apply-style-name="Yellow bg" calcext:value="=&quot;Buffers&quot;" calcext:base-cell-address="'Mechanics Test'.E17"/>
            <calcext:condition calcext:apply-style-name="Light blue bg" calcext:value="=&quot;Mutual&quot;" calcext:base-cell-address="'Mechanics Test'.E17"/>
            <calcext:condition calcext:apply-style-name="Green bg" calcext:value="=&quot;Special&quot;" calcext:base-cell-address="'Mechanics Test'.E17"/>
            <calcext:condition calcext:apply-style-name="Blue bg" calcext:value="=&quot;Prereq&quot;" calcext:base-cell-address="'Mechanics Test'.E17"/>
            <calcext:condition calcext:apply-style-name="Light gray bg" calcext:value="=&quot;Impossible?&quot;" calcext:base-cell-address="'Mechanics Test'.E17"/>
            <calcext:condition calcext:apply-style-name="Dark gray bg" calcext:value="=&quot;§§§&quot;" calcext:base-cell-address="'Mechanics Test'.E17"/>
            <calcext:condition calcext:apply-style-name="Dark gray bg" calcext:value="contains-text(&quot;!!&quot;)" calcext:base-cell-address="'Mechanics Test'.E17"/>
            <calcext:condition calcext:apply-style-name="Purple bg" calcext:value="=&quot;???&quot;" calcext:base-cell-address="'Mechanics Test'.E17"/>
            <calcext:condition calcext:apply-style-name="Light gray bg" calcext:value="=&quot;No effect&quot;" calcext:base-cell-address="'Mechanics Test'.E17"/>
          </calcext:conditional-format>
          <calcext:conditional-format calcext:target-range-address="'Mechanics Test'.D99:'Mechanics Test'.D99 'Mechanics Test'.D35:'Mechanics Test'.D66">
            <calcext:condition calcext:apply-style-name="Red bg" calcext:value="=&quot;Cancels&quot;" calcext:base-cell-address="'Mechanics Test'.D35"/>
            <calcext:condition calcext:apply-style-name="Light orange bg" calcext:value="=&quot;Follows&quot;" calcext:base-cell-address="'Mechanics Test'.D35"/>
            <calcext:condition calcext:apply-style-name="Yellow bg" calcext:value="=&quot;Buffers&quot;" calcext:base-cell-address="'Mechanics Test'.D35"/>
            <calcext:condition calcext:apply-style-name="Light blue bg" calcext:value="=&quot;Mutual&quot;" calcext:base-cell-address="'Mechanics Test'.D35"/>
            <calcext:condition calcext:apply-style-name="Green bg" calcext:value="=&quot;Special&quot;" calcext:base-cell-address="'Mechanics Test'.D35"/>
            <calcext:condition calcext:apply-style-name="Blue bg" calcext:value="=&quot;Prereq&quot;" calcext:base-cell-address="'Mechanics Test'.D35"/>
            <calcext:condition calcext:apply-style-name="Light gray bg" calcext:value="=&quot;Impossible?&quot;" calcext:base-cell-address="'Mechanics Test'.D35"/>
            <calcext:condition calcext:apply-style-name="Dark gray bg" calcext:value="=&quot;§§§&quot;" calcext:base-cell-address="'Mechanics Test'.D35"/>
            <calcext:condition calcext:apply-style-name="Dark gray bg" calcext:value="contains-text(&quot;!!&quot;)" calcext:base-cell-address="'Mechanics Test'.D35"/>
            <calcext:condition calcext:apply-style-name="Purple bg" calcext:value="=&quot;???&quot;" calcext:base-cell-address="'Mechanics Test'.D35"/>
            <calcext:condition calcext:apply-style-name="Light gray bg" calcext:value="=&quot;No effect&quot;" calcext:base-cell-address="'Mechanics Test'.D35"/>
          </calcext:conditional-format>
          <calcext:conditional-format calcext:target-range-address="'Mechanics Test'.Y67:'Mechanics Test'.AF98 'Mechanics Test'.G67:'Mechanics Test'.R98">
            <calcext:condition calcext:apply-style-name="Red bg" calcext:value="=&quot;Cancels&quot;" calcext:base-cell-address="'Mechanics Test'.G67"/>
            <calcext:condition calcext:apply-style-name="Light orange bg" calcext:value="=&quot;Follows&quot;" calcext:base-cell-address="'Mechanics Test'.G67"/>
            <calcext:condition calcext:apply-style-name="Yellow bg" calcext:value="=&quot;Buffers&quot;" calcext:base-cell-address="'Mechanics Test'.G67"/>
            <calcext:condition calcext:apply-style-name="Light blue bg" calcext:value="=&quot;Mutual&quot;" calcext:base-cell-address="'Mechanics Test'.G67"/>
            <calcext:condition calcext:apply-style-name="Green bg" calcext:value="=&quot;Special&quot;" calcext:base-cell-address="'Mechanics Test'.G67"/>
            <calcext:condition calcext:apply-style-name="Blue bg" calcext:value="=&quot;Prereq&quot;" calcext:base-cell-address="'Mechanics Test'.G67"/>
            <calcext:condition calcext:apply-style-name="Light gray bg" calcext:value="=&quot;Impossible?&quot;" calcext:base-cell-address="'Mechanics Test'.G67"/>
            <calcext:condition calcext:apply-style-name="Dark gray bg" calcext:value="=&quot;§§§&quot;" calcext:base-cell-address="'Mechanics Test'.G67"/>
            <calcext:condition calcext:apply-style-name="Dark gray bg" calcext:value="contains-text(&quot;!!&quot;)" calcext:base-cell-address="'Mechanics Test'.G67"/>
            <calcext:condition calcext:apply-style-name="Purple bg" calcext:value="=&quot;???&quot;" calcext:base-cell-address="'Mechanics Test'.G67"/>
            <calcext:condition calcext:apply-style-name="Light gray bg" calcext:value="=&quot;No effect&quot;" calcext:base-cell-address="'Mechanics Test'.G67"/>
          </calcext:conditional-format>
          <calcext:conditional-format calcext:target-range-address="'Mechanics Test'.D67:'Mechanics Test'.F98">
            <calcext:condition calcext:apply-style-name="Red bg" calcext:value="=&quot;Cancels&quot;" calcext:base-cell-address="'Mechanics Test'.D67"/>
            <calcext:condition calcext:apply-style-name="Light orange bg" calcext:value="=&quot;Follows&quot;" calcext:base-cell-address="'Mechanics Test'.D67"/>
            <calcext:condition calcext:apply-style-name="Yellow bg" calcext:value="=&quot;Buffers&quot;" calcext:base-cell-address="'Mechanics Test'.D67"/>
            <calcext:condition calcext:apply-style-name="Light blue bg" calcext:value="=&quot;Mutual&quot;" calcext:base-cell-address="'Mechanics Test'.D67"/>
            <calcext:condition calcext:apply-style-name="Green bg" calcext:value="=&quot;Special&quot;" calcext:base-cell-address="'Mechanics Test'.D67"/>
            <calcext:condition calcext:apply-style-name="Blue bg" calcext:value="=&quot;Prereq&quot;" calcext:base-cell-address="'Mechanics Test'.D67"/>
            <calcext:condition calcext:apply-style-name="Light gray bg" calcext:value="=&quot;Impossible?&quot;" calcext:base-cell-address="'Mechanics Test'.D67"/>
            <calcext:condition calcext:apply-style-name="Dark gray bg" calcext:value="=&quot;§§§&quot;" calcext:base-cell-address="'Mechanics Test'.D67"/>
            <calcext:condition calcext:apply-style-name="Dark gray bg" calcext:value="contains-text(&quot;!!&quot;)" calcext:base-cell-address="'Mechanics Test'.D67"/>
            <calcext:condition calcext:apply-style-name="Purple bg" calcext:value="=&quot;???&quot;" calcext:base-cell-address="'Mechanics Test'.D67"/>
            <calcext:condition calcext:apply-style-name="Light gray bg" calcext:value="=&quot;No effect&quot;" calcext:base-cell-address="'Mechanics Test'.D67"/>
          </calcext:conditional-format>
          <calcext:conditional-format calcext:target-range-address="'Mechanics Test'.S86:'Mechanics Test'.X98 'Mechanics Test'.W67:'Mechanics Test'.X85 'Mechanics Test'.S67:'Mechanics Test'.U85">
            <calcext:condition calcext:apply-style-name="Red bg" calcext:value="=&quot;Cancels&quot;" calcext:base-cell-address="'Mechanics Test'.S67"/>
            <calcext:condition calcext:apply-style-name="Light orange bg" calcext:value="=&quot;Follows&quot;" calcext:base-cell-address="'Mechanics Test'.S67"/>
            <calcext:condition calcext:apply-style-name="Yellow bg" calcext:value="=&quot;Buffers&quot;" calcext:base-cell-address="'Mechanics Test'.S67"/>
            <calcext:condition calcext:apply-style-name="Light blue bg" calcext:value="=&quot;Mutual&quot;" calcext:base-cell-address="'Mechanics Test'.S67"/>
            <calcext:condition calcext:apply-style-name="Green bg" calcext:value="=&quot;Special&quot;" calcext:base-cell-address="'Mechanics Test'.S67"/>
            <calcext:condition calcext:apply-style-name="Blue bg" calcext:value="=&quot;Prereq&quot;" calcext:base-cell-address="'Mechanics Test'.S67"/>
            <calcext:condition calcext:apply-style-name="Light gray bg" calcext:value="=&quot;Impossible?&quot;" calcext:base-cell-address="'Mechanics Test'.S67"/>
            <calcext:condition calcext:apply-style-name="Dark gray bg" calcext:value="=&quot;§§§&quot;" calcext:base-cell-address="'Mechanics Test'.S67"/>
            <calcext:condition calcext:apply-style-name="Dark gray bg" calcext:value="contains-text(&quot;!!&quot;)" calcext:base-cell-address="'Mechanics Test'.S67"/>
            <calcext:condition calcext:apply-style-name="Purple bg" calcext:value="=&quot;???&quot;" calcext:base-cell-address="'Mechanics Test'.S67"/>
            <calcext:condition calcext:apply-style-name="Light gray bg" calcext:value="=&quot;No effect&quot;" calcext:base-cell-address="'Mechanics Test'.S67"/>
          </calcext:conditional-format>
          <calcext:conditional-format calcext:target-range-address="'Mechanics Test'.V67:'Mechanics Test'.V96">
            <calcext:condition calcext:apply-style-name="Red bg" calcext:value="=&quot;Cancels&quot;" calcext:base-cell-address="'Mechanics Test'.V67"/>
            <calcext:condition calcext:apply-style-name="Light orange bg" calcext:value="=&quot;Follows&quot;" calcext:base-cell-address="'Mechanics Test'.V67"/>
            <calcext:condition calcext:apply-style-name="Yellow bg" calcext:value="=&quot;Buffers&quot;" calcext:base-cell-address="'Mechanics Test'.V67"/>
            <calcext:condition calcext:apply-style-name="Light blue bg" calcext:value="=&quot;Mutual&quot;" calcext:base-cell-address="'Mechanics Test'.V67"/>
            <calcext:condition calcext:apply-style-name="Green bg" calcext:value="=&quot;Special&quot;" calcext:base-cell-address="'Mechanics Test'.V67"/>
            <calcext:condition calcext:apply-style-name="Blue bg" calcext:value="=&quot;Prereq&quot;" calcext:base-cell-address="'Mechanics Test'.V67"/>
            <calcext:condition calcext:apply-style-name="Light gray bg" calcext:value="=&quot;Impossible?&quot;" calcext:base-cell-address="'Mechanics Test'.V67"/>
            <calcext:condition calcext:apply-style-name="Dark gray bg" calcext:value="=&quot;§§§&quot;" calcext:base-cell-address="'Mechanics Test'.V67"/>
            <calcext:condition calcext:apply-style-name="Dark gray bg" calcext:value="contains-text(&quot;!!&quot;)" calcext:base-cell-address="'Mechanics Test'.V67"/>
            <calcext:condition calcext:apply-style-name="Purple bg" calcext:value="=&quot;???&quot;" calcext:base-cell-address="'Mechanics Test'.V67"/>
            <calcext:condition calcext:apply-style-name="Light gray bg" calcext:value="=&quot;No effect&quot;" calcext:base-cell-address="'Mechanics Test'.V67"/>
          </calcext:conditional-format>
        </calcext:conditional-formats>
      </table:table>
      <table:table table:name="Modifier List" table:style-name="ta1">
        <office:forms form:automatic-focus="false" form:apply-design-mode="false"/>
        <table:table-column table:style-name="co34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5" table:default-cell-style-name="ce209"/>
        <table:table-column table:style-name="co35" table:default-cell-style-name="ce279"/>
        <table:table-column table:style-name="co36" table:number-columns-repeated="2" table:default-cell-style-name="ce279"/>
        <table:table-column table:style-name="co37" table:default-cell-style-name="Default"/>
        <table:table-row table:style-name="ro1">
          <table:table-cell table:style-name="ce135" office:value-type="string" calcext:value-type="string">
            <text:p>Short name</text:p>
          </table:table-cell>
          <table:table-cell table:style-name="ce135" office:value-type="string" calcext:value-type="string">
            <text:p>Modifier full name</text:p>
          </table:table-cell>
          <table:table-cell table:style-name="ce135" office:value-type="string" calcext:value-type="string">
            <text:p>Color</text:p>
          </table:table-cell>
          <table:table-cell table:style-name="ce137" table:content-validation-name="val22" office:value-type="string" calcext:value-type="string">
            <text:p>OR Group:</text:p>
          </table:table-cell>
          <table:table-cell table:number-columns-repeated="2" table:style-name="ce137" table:content-validation-name="val22" office:value-type="string" calcext:value-type="string">
            <text:p>NAND Group:</text:p>
          </table:table-cell>
          <table:table-cell table:style-name="ce137" table:content-validation-name="val22" office:value-type="string" calcext:value-type="string">
            <text:p>XNOR Group:</text:p>
          </table:table-cell>
          <table:table-cell table:style-name="ce135" office:value-type="string" calcext:value-type="string">
            <text:p>Notes 1:</text:p>
          </table:table-cell>
        </table:table-row>
        <table:table-row table:style-name="ro1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268"/>
          <table:table-cell table:style-name="ce272" table:content-validation-name="val22" office:value-type="float" office:value="1" calcext:value-type="float">
            <text:p>1</text:p>
          </table:table-cell>
          <table:table-cell table:content-validation-name="val22" office:value-type="float" office:value="1" calcext:value-type="float">
            <text:p>1</text:p>
          </table:table-cell>
          <table:table-cell table:content-validation-name="val22" table:number-columns-repeated="2"/>
          <table:table-cell office:value-type="string" calcext:value-type="string">
            <text:p>Weapon 1 equipped.</text:p>
          </table:table-cell>
        </table:table-row>
        <table:table-row table:style-name="ro1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268"/>
          <table:table-cell table:style-name="ce272" table:content-validation-name="val22" office:value-type="float" office:value="1" calcext:value-type="float">
            <text:p>1</text:p>
          </table:table-cell>
          <table:table-cell table:content-validation-name="val22" office:value-type="float" office:value="1" calcext:value-type="float">
            <text:p>1</text:p>
          </table:table-cell>
          <table:table-cell table:content-validation-name="val22" table:number-columns-repeated="2"/>
          <table:table-cell office:value-type="string" calcext:value-type="string">
            <text:p>Weapon 2 equipped.</text:p>
          </table:table-cell>
        </table:table-row>
        <table:table-row table:style-name="ro1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268"/>
          <table:table-cell table:style-name="ce272" table:content-validation-name="val22" office:value-type="float" office:value="1" calcext:value-type="float">
            <text:p>1</text:p>
          </table:table-cell>
          <table:table-cell table:number-columns-repeated="2" table:content-validation-name="val22" office:value-type="float" office:value="1" calcext:value-type="float">
            <text:p>1</text:p>
          </table:table-cell>
          <table:table-cell table:content-validation-name="val22"/>
          <table:table-cell office:value-type="string" calcext:value-type="string">
            <text:p>Weapon 3 equipped.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269"/>
          <table:table-cell table:style-name="ce272" table:content-validation-name="val22"/>
          <table:table-cell table:content-validation-name="val22"/>
          <table:table-cell table:content-validation-name="val22" office:value-type="float" office:value="1" calcext:value-type="float">
            <text:p>1</text:p>
          </table:table-cell>
          <table:table-cell table:content-validation-name="val22"/>
          <table:table-cell office:value-type="string" calcext:value-type="string">
            <text:p>Super mode active.</text:p>
          </table:table-cell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65"/>
          <table:table-cell table:style-name="ce272" table:content-validation-name="val22"/>
          <table:table-cell table:content-validation-name="val22" office:value-type="float" office:value="2" calcext:value-type="float">
            <text:p>2</text:p>
          </table:table-cell>
          <table:table-cell table:content-validation-name="val22" table:number-columns-repeated="2"/>
          <table:table-cell/>
        </table:table-row>
        <table:table-row table:style-name="ro1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65"/>
          <table:table-cell table:style-name="ce272" table:content-validation-name="val22"/>
          <table:table-cell table:content-validation-name="val22" office:value-type="float" office:value="2" calcext:value-type="float">
            <text:p>2</text:p>
          </table:table-cell>
          <table:table-cell table:content-validation-name="val22" table:number-columns-repeated="2"/>
          <table:table-cell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281"/>
          <table:table-cell table:style-name="ce272" table:content-validation-name="val22"/>
          <table:table-cell table:content-validation-name="val22" table:number-columns-repeated="3"/>
          <table:table-cell/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67"/>
          <table:table-cell table:style-name="ce272" table:content-validation-name="val22"/>
          <table:table-cell table:content-validation-name="val22" office:value-type="float" office:value="2" calcext:value-type="float">
            <text:p>2</text:p>
          </table:table-cell>
          <table:table-cell table:content-validation-name="val22" table:number-columns-repeated="2"/>
          <table:table-cell office:value-type="string" calcext:value-type="string">
            <text:p>Action has Lenient Air Momentum.</text:p>
          </table:table-cell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67"/>
          <table:table-cell table:style-name="ce272" table:content-validation-name="val23"/>
          <table:table-cell table:content-validation-name="val22"/>
          <table:table-cell table:content-validation-name="val22" office:value-type="float" office:value="2" calcext:value-type="float">
            <text:p>2</text:p>
          </table:table-cell>
          <table:table-cell table:content-validation-name="val22"/>
          <table:table-cell office:value-type="string" calcext:value-type="string">
            <text:p>Action has Positive Air Momentum.</text:p>
          </table:table-cell>
        </table:table-row>
        <table:table-row table:style-name="ro1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94"/>
          <table:table-cell table:style-name="ce272" table:content-validation-name="val24"/>
          <table:table-cell table:number-columns-repeated="2" table:content-validation-name="val22" office:value-type="float" office:value="2" calcext:value-type="float">
            <text:p>2</text:p>
          </table:table-cell>
          <table:table-cell table:content-validation-name="val22"/>
          <table:table-cell/>
        </table:table-row>
        <table:table-row table:style-name="ro1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94"/>
          <table:table-cell table:style-name="ce272" table:content-validation-name="val23"/>
          <table:table-cell table:number-columns-repeated="2" table:content-validation-name="val22" office:value-type="float" office:value="2" calcext:value-type="float">
            <text:p>2</text:p>
          </table:table-cell>
          <table:table-cell table:content-validation-name="val22"/>
          <table:table-cell/>
        </table:table-row>
        <table:table-row table:style-name="ro1" table:number-rows-repeated="6">
          <table:table-cell table:number-columns-repeated="3"/>
          <table:table-cell table:content-validation-name="val23"/>
          <table:table-cell table:content-validation-name="val22" table:number-columns-repeated="3"/>
          <table:table-cell/>
        </table:table-row>
        <table:table-row table:style-name="ro1">
          <table:table-cell table:number-columns-repeated="3"/>
          <table:table-cell table:content-validation-name="val23"/>
          <table:table-cell table:content-validation-name="val22" table:number-columns-repeated="3"/>
          <table:table-cell office:value-type="string" calcext:value-type="string">
            <text:p>About rules:</text:p>
          </table:table-cell>
        </table:table-row>
        <table:table-row table:style-name="ro1">
          <table:table-cell table:number-columns-repeated="3"/>
          <table:table-cell table:content-validation-name="val23"/>
          <table:table-cell table:content-validation-name="val22" table:number-columns-repeated="3"/>
          <table:table-cell/>
        </table:table-row>
        <table:table-row table:style-name="ro1">
          <table:table-cell table:number-columns-repeated="3"/>
          <table:table-cell table:content-validation-name="val23"/>
          <table:table-cell table:content-validation-name="val22" table:number-columns-repeated="3"/>
          <table:table-cell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1">
          <table:table-cell table:number-columns-repeated="3"/>
          <table:table-cell table:content-validation-name="val23"/>
          <table:table-cell table:content-validation-name="val22" table:number-columns-repeated="3"/>
          <table:table-cell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1">
          <table:table-cell table:number-columns-repeated="3"/>
          <table:table-cell table:content-validation-name="val23"/>
          <table:table-cell table:content-validation-name="val22" table:number-columns-repeated="3"/>
          <table:table-cell office:value-type="string" calcext:value-type="string">
            <text:p>3. Entries in the rule columns MUST be integers.</text:p>
          </table:table-cell>
        </table:table-row>
        <table:table-row table:style-name="ro1">
          <table:table-cell table:number-columns-repeated="3"/>
          <table:table-cell table:content-validation-name="val23"/>
          <table:table-cell table:content-validation-name="val22" table:number-columns-repeated="3"/>
          <table:table-cell office:value-type="string" calcext:value-type="string">
            <text:p>4. User can add an indefinite number of rule columns of each type and it still works.</text:p>
          </table:table-cell>
        </table:table-row>
        <table:table-row table:style-name="ro1" table:number-rows-repeated="1048551">
          <table:table-cell table:number-columns-repeated="3"/>
          <table:table-cell table:content-validation-name="val23"/>
          <table:table-cell table:content-validation-name="val22" table:number-columns-repeated="3"/>
          <table:table-cell/>
        </table:table-row>
        <table:table-row table:style-name="ro1">
          <table:table-cell table:number-columns-repeated="3"/>
          <table:table-cell table:content-validation-name="val23"/>
          <table:table-cell table:content-validation-name="val22" table:number-columns-repeated="3"/>
          <table:table-cell/>
        </table:table-row>
      </table:table>
      <table:table table:name="Results List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ce135" office:value-type="string" calcext:value-type="string">
            <text:p>List of Results:</text:p>
          </table:table-cell>
          <table:table-cell table:style-name="ce135" office:value-type="string" calcext:value-type="string">
            <text:p>Color</text:p>
          </table:table-cell>
          <table:table-cell table:number-columns-repeated="2" table:style-name="ce135" office:value-type="string" calcext:value-type="string">
            <text:p>Explanation for the user:</text:p>
          </table:table-cell>
        </table:table-row>
        <table:table-row table:style-name="ro1">
          <table:table-cell table:style-name="ce283" office:value-type="string" calcext:value-type="string">
            <text:p>Undecided</text:p>
          </table:table-cell>
          <table:table-cell table:style-name="ce283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283" office:value-type="string" calcext:value-type="string">
            <text:p>No effect</text:p>
          </table:table-cell>
          <table:table-cell table:style-name="ce267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283" office:value-type="string" calcext:value-type="string">
            <text:p>Impossible?</text:p>
          </table:table-cell>
          <table:table-cell table:style-name="ce285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1">
          <table:table-cell table:style-name="ce283" office:value-type="string" calcext:value-type="string">
            <text:p>Prereq</text:p>
          </table:table-cell>
          <table:table-cell table:style-name="ce286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283" office:value-type="string" calcext:value-type="string">
            <text:p>Mutual</text:p>
          </table:table-cell>
          <table:table-cell table:style-name="ce265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1">
          <table:table-cell table:style-name="ce283" office:value-type="string" calcext:value-type="string">
            <text:p>Special</text:p>
          </table:table-cell>
          <table:table-cell table:style-name="ce287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288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283" office:value-type="string" calcext:value-type="string">
            <text:p>Buffers</text:p>
          </table:table-cell>
          <table:table-cell table:style-name="ce289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283" office:value-type="string" calcext:value-type="string">
            <text:p>Follows</text:p>
          </table:table-cell>
          <table:table-cell table:style-name="ce291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283" office:value-type="string" calcext:value-type="string">
            <text:p>???</text:p>
          </table:table-cell>
          <table:table-cell table:style-name="ce292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283" office:value-type="string" calcext:value-type="string">
            <text:p>---</text:p>
          </table:table-cell>
          <table:table-cell table:style-name="ce283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1">
          <table:table-cell table:number-columns-repeated="2"/>
          <table:table-cell table:style-name="ce293"/>
          <table:table-cell/>
        </table:table-row>
      </table:table>
      <table:table table:name="Target List" table:style-name="ta1">
        <table:table-column table:style-name="co42" table:default-cell-style-name="ce2"/>
        <table:table-column table:style-name="co33" table:default-cell-style-name="ce318"/>
        <table:table-column table:style-name="co6" table:default-cell-style-name="ce88"/>
        <table:table-column table:style-name="co14" table:default-cell-style-name="ce88"/>
        <table:table-column table:style-name="co14" table:default-cell-style-name="ce2"/>
        <table:table-column table:style-name="co15" table:default-cell-style-name="ce2"/>
        <table:table-column table:style-name="co16" table:number-columns-repeated="3" table:default-cell-style-name="ce132"/>
        <table:table-column table:style-name="co43" table:default-cell-style-name="ce132"/>
        <table:table-column table:style-name="co19" table:number-columns-repeated="874" table:default-cell-style-name="ce132"/>
        <table:table-row table:style-name="ro1">
          <table:table-cell table:style-name="ce1" office:value-type="string" calcext:value-type="string">
            <text:p>Target Name</text:p>
          </table:table-cell>
          <table:table-cell table:style-name="ce317" office:value-type="string" calcext:value-type="string">
            <text:p>Type</text:p>
          </table:table-cell>
          <table:table-cell table:style-name="ce86" office:value-type="string" calcext:value-type="string">
            <text:p>Color</text:p>
          </table:table-cell>
          <table:table-cell table:style-name="ce86" office:value-type="string" calcext:value-type="string">
            <text:p>Modifier</text:p>
          </table:table-cell>
          <table:table-cell table:style-name="ce1" office:value-type="string" calcext:value-type="string">
            <text:p>Full Name</text:p>
          </table:table-cell>
          <table:table-cell table:style-name="ce1" office:value-type="string" calcext:value-type="string">
            <text:p>In-game description</text:p>
          </table:table-cell>
          <table:table-cell table:style-name="ce119" office:value-type="string" calcext:value-type="string">
            <text:p>Notes 1</text:p>
          </table:table-cell>
          <table:table-cell table:style-name="ce119" office:value-type="string" calcext:value-type="string">
            <text:p>Notes 2</text:p>
          </table:table-cell>
          <table:table-cell table:style-name="ce119" office:value-type="string" calcext:value-type="string">
            <text:p>Notes 3</text:p>
          </table:table-cell>
          <table:table-cell table:style-name="ce119" office:value-type="string" calcext:value-type="string">
            <text:p>Limitations</text:p>
          </table:table-cell>
          <table:table-cell table:style-name="ce133" table:number-columns-repeated="874"/>
        </table:table-row>
        <table:table-row table:style-name="ro1">
          <table:table-cell office:value-type="string" calcext:value-type="string">
            <text:p>Minotaur (Idle)</text:p>
          </table:table-cell>
          <table:table-cell/>
          <table:table-cell table:style-name="ce320"/>
          <table:table-cell table:style-name="ce91"/>
          <table:table-cell table:number-columns-repeated="2"/>
          <table:table-cell table:style-name="ce235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Attack A)</text:p>
          </table:table-cell>
          <table:table-cell/>
          <table:table-cell table:style-name="ce320"/>
          <table:table-cell table:style-name="ce91"/>
          <table:table-cell table:number-columns-repeated="2"/>
          <table:table-cell table:style-name="ce237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Attack B)</text:p>
          </table:table-cell>
          <table:table-cell/>
          <table:table-cell table:style-name="ce320"/>
          <table:table-cell table:style-name="ce91"/>
          <table:table-cell table:number-columns-repeated="2"/>
          <table:table-cell table:style-name="ce237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Frozen)</text:p>
          </table:table-cell>
          <table:table-cell/>
          <table:table-cell table:style-name="ce320"/>
          <table:table-cell table:style-name="ce91"/>
          <table:table-cell table:number-columns-repeated="2"/>
          <table:table-cell table:style-name="ce237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Stunned)</text:p>
          </table:table-cell>
          <table:table-cell/>
          <table:table-cell table:style-name="ce320"/>
          <table:table-cell table:style-name="ce91"/>
          <table:table-cell table:number-columns-repeated="2"/>
          <table:table-cell table:style-name="ce237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Random Monster (Idle)</text:p>
          </table:table-cell>
          <table:table-cell/>
          <table:table-cell table:style-name="ce91" table:number-columns-repeated="2"/>
          <table:table-cell table:number-columns-repeated="2"/>
          <table:table-cell table:style-name="ce237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Random Monster (Air)</text:p>
          </table:table-cell>
          <table:table-cell/>
          <table:table-cell table:style-name="ce91" table:number-columns-repeated="2"/>
          <table:table-cell table:number-columns-repeated="2"/>
          <table:table-cell table:style-name="ce237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39" table:number-columns-repeated="104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37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40" table:number-columns-repeated="104"/>
          <table:table-cell table:number-columns-repeated="774"/>
        </table:table-row>
        <table:table-row table:style-name="ro1" table:number-rows-repeated="4">
          <table:table-cell table:number-columns-repeated="6"/>
          <table:table-cell table:style-name="ce237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41" table:number-columns-repeated="104"/>
          <table:table-cell table:number-columns-repeated="774"/>
        </table:table-row>
        <table:table-row table:style-name="ro1" table:number-rows-repeated="8">
          <table:table-cell table:number-columns-repeated="6"/>
          <table:table-cell table:style-name="ce237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Default"/>
          <table:table-cell table:style-name="ce237" table:number-columns-repeated="103"/>
          <table:table-cell table:number-columns-repeated="774"/>
        </table:table-row>
        <table:table-row table:style-name="ro1" table:number-rows-repeated="2">
          <table:table-cell table:number-columns-repeated="6"/>
          <table:table-cell table:style-name="ce242"/>
          <table:table-cell table:style-name="ce237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27" office:value-type="string" calcext:value-type="string">
            <text:p>Specialties of this sheet:</text:p>
          </table:table-cell>
          <table:table-cell table:style-name="ce237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42"/>
          <table:table-cell table:style-name="ce237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42" office:value-type="string" calcext:value-type="string">
            <text:p>It’s a hypothetical list of targets that is used in Attack Reactions (or similarly named) list.</text:p>
          </table:table-cell>
          <table:table-cell table:style-name="ce237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42" office:value-type="string" calcext:value-type="string">
            <text:p>Another way to do this would be to list all of this stuff in the Master List.</text:p>
          </table:table-cell>
          <table:table-cell table:style-name="ce237" table:number-columns-repeated="103"/>
          <table:table-cell table:number-columns-repeated="774"/>
        </table:table-row>
        <table:table-row table:style-name="ro1">
          <table:table-cell table:style-name="ce7"/>
          <table:table-cell table:style-name="ce319"/>
          <table:table-cell table:style-name="ce91" table:number-columns-repeated="2"/>
          <table:table-cell table:number-columns-repeated="2"/>
          <table:table-cell table:style-name="ce242"/>
          <table:table-cell table:style-name="ce237" table:number-columns-repeated="103"/>
          <table:table-cell table:number-columns-repeated="774"/>
        </table:table-row>
        <table:table-row table:style-name="ro1">
          <table:table-cell table:style-name="ce7"/>
          <table:table-cell table:style-name="ce319"/>
          <table:table-cell table:style-name="ce91" table:number-columns-repeated="2"/>
          <table:table-cell table:number-columns-repeated="2"/>
          <table:table-cell table:style-name="ce242" office:value-type="string" calcext:value-type="string">
            <text:p>”Modifier” column would be for listing, i.e. separate difficulty, in case that would affect attack reactions and would be necessary to take note of.</text:p>
          </table:table-cell>
          <table:table-cell table:style-name="ce237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42" office:value-type="string" calcext:value-type="string">
            <text:p>Should enemies have their own ”modifier” column which replicates tested states in the exact same way as the various Action modifers do?</text:p>
          </table:table-cell>
          <table:table-cell table:style-name="ce237" table:number-columns-repeated="103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42"/>
          <table:table-cell table:style-name="ce237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28" office:value-type="string" calcext:value-type="string">
            <text:p>Different functions:</text:p>
          </table:table-cell>
          <table:table-cell table:style-name="ce237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42"/>
          <table:table-cell table:style-name="ce237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29" office:value-type="string" calcext:value-type="string">
            <text:p>”Generate”.</text:p>
          </table:table-cell>
          <table:table-cell table:style-name="ce237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42"/>
          <table:table-cell table:style-name="ce237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42" office:value-type="string" calcext:value-type="string">
            <text:p>The user generates a list that compares the targets listed here vs attacks that have the ”hit” column marked.</text:p>
          </table:table-cell>
          <table:table-cell table:style-name="ce237" table:number-columns-repeated="103"/>
          <table:table-cell table:number-columns-repeated="774"/>
        </table:table-row>
        <table:table-row table:style-name="ro1" table:number-rows-repeated="13">
          <table:table-cell table:number-columns-repeated="6"/>
          <table:table-cell table:style-name="ce242"/>
          <table:table-cell table:style-name="ce237" table:number-columns-repeated="103"/>
          <table:table-cell table:number-columns-repeated="774"/>
        </table:table-row>
        <table:table-row table:style-name="ro1" table:number-rows-repeated="1915">
          <table:table-cell table:number-columns-repeated="6"/>
          <table:table-cell table:style-name="ce237" table:number-columns-repeated="104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37"/>
          <table:table-cell table:number-columns-repeated="877"/>
        </table:table-row>
        <table:table-row table:style-name="ro1" table:number-rows-repeated="1046600">
          <table:table-cell table:number-columns-repeated="884"/>
        </table:table-row>
        <table:table-row table:style-name="ro1">
          <table:table-cell table:number-columns-repeated="884"/>
        </table:table-row>
        <calcext:conditional-formats>
          <calcext:conditional-format calcext:target-range-address="'Target List'.H27:'Target List'.DF1972 'Target List'.G28:'Target List'.G1975 'Target List'.G3:'Target List'.DF8 'Target List'.G19:'Target List'.DF26 'Target List'.G10:'Target List'.DF12 'Target List'.G14:'Target List'.DF17">
            <calcext:condition calcext:apply-style-name="Red bg" calcext:value="=&quot;Interrupts&quot;" calcext:base-cell-address="'Target List'.G3"/>
            <calcext:condition calcext:apply-style-name="Light orange bg" calcext:value="=&quot;Follows&quot;" calcext:base-cell-address="'Target List'.G3"/>
            <calcext:condition calcext:apply-style-name="Yellow bg" calcext:value="=&quot;Buffered&quot;" calcext:base-cell-address="'Target List'.G3"/>
            <calcext:condition calcext:apply-style-name="Light blue bg" calcext:value="=&quot;Combined&quot;" calcext:base-cell-address="'Target List'.G3"/>
            <calcext:condition calcext:apply-style-name="Green bg" calcext:value="=&quot;Special&quot;" calcext:base-cell-address="'Target List'.G3"/>
            <calcext:condition calcext:apply-style-name="Blue bg" calcext:value="=&quot;Prerequisite&quot;" calcext:base-cell-address="'Target List'.G3"/>
            <calcext:condition calcext:apply-style-name="Light gray bg" calcext:value="=&quot;Unpossible?&quot;" calcext:base-cell-address="'Target List'.G3"/>
            <calcext:condition calcext:apply-style-name="Dark gray bg" calcext:value="=&quot;§§§&quot;" calcext:base-cell-address="'Target List'.G3"/>
            <calcext:condition calcext:apply-style-name="Dark gray bg" calcext:value="contains-text(&quot;!!&quot;)" calcext:base-cell-address="'Target List'.G3"/>
            <calcext:condition calcext:apply-style-name="Purple bg" calcext:value="=&quot;???&quot;" calcext:base-cell-address="'Target List'.G3"/>
            <calcext:condition calcext:apply-style-name="Light gray bg" calcext:value="=&quot;No effect&quot;" calcext:base-cell-address="'Target List'.G3"/>
          </calcext:conditional-format>
          <calcext:conditional-format calcext:target-range-address="'Target List'.G2:'Target List'.DF2">
            <calcext:condition calcext:apply-style-name="Red bg" calcext:value="=&quot;Interrupts&quot;" calcext:base-cell-address="'Target List'.G2"/>
            <calcext:condition calcext:apply-style-name="Light orange bg" calcext:value="=&quot;Follows&quot;" calcext:base-cell-address="'Target List'.G2"/>
            <calcext:condition calcext:apply-style-name="Yellow bg" calcext:value="=&quot;Buffered&quot;" calcext:base-cell-address="'Target List'.G2"/>
            <calcext:condition calcext:apply-style-name="Light blue bg" calcext:value="=&quot;Combined&quot;" calcext:base-cell-address="'Target List'.G2"/>
            <calcext:condition calcext:apply-style-name="Green bg" calcext:value="=&quot;Special&quot;" calcext:base-cell-address="'Target List'.G2"/>
            <calcext:condition calcext:apply-style-name="Blue bg" calcext:value="=&quot;Prerequisite&quot;" calcext:base-cell-address="'Target List'.G2"/>
            <calcext:condition calcext:apply-style-name="Light gray bg" calcext:value="=&quot;Unpossible?&quot;" calcext:base-cell-address="'Target List'.G2"/>
            <calcext:condition calcext:apply-style-name="Dark gray bg" calcext:value="=&quot;§§§&quot;" calcext:base-cell-address="'Target List'.G2"/>
            <calcext:condition calcext:apply-style-name="Dark gray bg" calcext:value="contains-text(&quot;!!&quot;)" calcext:base-cell-address="'Target List'.G2"/>
            <calcext:condition calcext:apply-style-name="Purple bg" calcext:value="=&quot;???&quot;" calcext:base-cell-address="'Target List'.G2"/>
            <calcext:condition calcext:apply-style-name="Light gray bg" calcext:value="=&quot;No effect&quot;" calcext:base-cell-address="'Target List'.G2"/>
          </calcext:conditional-format>
          <calcext:conditional-format calcext:target-range-address="'Target List'.G9:'Target List'.DF9">
            <calcext:condition calcext:apply-style-name="Red bg" calcext:value="=&quot;Interrupts&quot;" calcext:base-cell-address="'Target List'.G9"/>
            <calcext:condition calcext:apply-style-name="Light orange bg" calcext:value="=&quot;Follows&quot;" calcext:base-cell-address="'Target List'.G9"/>
            <calcext:condition calcext:apply-style-name="Yellow bg" calcext:value="=&quot;Buffered&quot;" calcext:base-cell-address="'Target List'.G9"/>
            <calcext:condition calcext:apply-style-name="Light blue bg" calcext:value="=&quot;Combined&quot;" calcext:base-cell-address="'Target List'.G9"/>
            <calcext:condition calcext:apply-style-name="Green bg" calcext:value="=&quot;Special&quot;" calcext:base-cell-address="'Target List'.G9"/>
            <calcext:condition calcext:apply-style-name="Blue bg" calcext:value="=&quot;Prerequisite&quot;" calcext:base-cell-address="'Target List'.G9"/>
            <calcext:condition calcext:apply-style-name="Light gray bg" calcext:value="=&quot;Unpossible?&quot;" calcext:base-cell-address="'Target List'.G9"/>
            <calcext:condition calcext:apply-style-name="Dark gray bg" calcext:value="=&quot;§§§&quot;" calcext:base-cell-address="'Target List'.G9"/>
            <calcext:condition calcext:apply-style-name="Dark gray bg" calcext:value="contains-text(&quot;!!&quot;)" calcext:base-cell-address="'Target List'.G9"/>
            <calcext:condition calcext:apply-style-name="Purple bg" calcext:value="=&quot;???&quot;" calcext:base-cell-address="'Target List'.G9"/>
            <calcext:condition calcext:apply-style-name="Light gray bg" calcext:value="=&quot;No effect&quot;" calcext:base-cell-address="'Target List'.G9"/>
          </calcext:conditional-format>
          <calcext:conditional-format calcext:target-range-address="'Target List'.G13:'Target List'.DF13">
            <calcext:condition calcext:apply-style-name="Red bg" calcext:value="=&quot;Interrupts&quot;" calcext:base-cell-address="'Target List'.G13"/>
            <calcext:condition calcext:apply-style-name="Light orange bg" calcext:value="=&quot;Follows&quot;" calcext:base-cell-address="'Target List'.G13"/>
            <calcext:condition calcext:apply-style-name="Yellow bg" calcext:value="=&quot;Buffered&quot;" calcext:base-cell-address="'Target List'.G13"/>
            <calcext:condition calcext:apply-style-name="Light blue bg" calcext:value="=&quot;Combined&quot;" calcext:base-cell-address="'Target List'.G13"/>
            <calcext:condition calcext:apply-style-name="Green bg" calcext:value="=&quot;Special&quot;" calcext:base-cell-address="'Target List'.G13"/>
            <calcext:condition calcext:apply-style-name="Blue bg" calcext:value="=&quot;Prerequisite&quot;" calcext:base-cell-address="'Target List'.G13"/>
            <calcext:condition calcext:apply-style-name="Light gray bg" calcext:value="=&quot;Unpossible?&quot;" calcext:base-cell-address="'Target List'.G13"/>
            <calcext:condition calcext:apply-style-name="Dark gray bg" calcext:value="=&quot;§§§&quot;" calcext:base-cell-address="'Target List'.G13"/>
            <calcext:condition calcext:apply-style-name="Dark gray bg" calcext:value="contains-text(&quot;!!&quot;)" calcext:base-cell-address="'Target List'.G13"/>
            <calcext:condition calcext:apply-style-name="Purple bg" calcext:value="=&quot;???&quot;" calcext:base-cell-address="'Target List'.G13"/>
            <calcext:condition calcext:apply-style-name="Light gray bg" calcext:value="=&quot;No effect&quot;" calcext:base-cell-address="'Target List'.G13"/>
          </calcext:conditional-format>
          <calcext:conditional-format calcext:target-range-address="'Target List'.G18:'Target List'.DF18">
            <calcext:condition calcext:apply-style-name="Red bg" calcext:value="=&quot;Interrupts&quot;" calcext:base-cell-address="'Target List'.G18"/>
            <calcext:condition calcext:apply-style-name="Light orange bg" calcext:value="=&quot;Follows&quot;" calcext:base-cell-address="'Target List'.G18"/>
            <calcext:condition calcext:apply-style-name="Yellow bg" calcext:value="=&quot;Buffered&quot;" calcext:base-cell-address="'Target List'.G18"/>
            <calcext:condition calcext:apply-style-name="Light blue bg" calcext:value="=&quot;Combined&quot;" calcext:base-cell-address="'Target List'.G18"/>
            <calcext:condition calcext:apply-style-name="Green bg" calcext:value="=&quot;Special&quot;" calcext:base-cell-address="'Target List'.G18"/>
            <calcext:condition calcext:apply-style-name="Blue bg" calcext:value="=&quot;Prerequisite&quot;" calcext:base-cell-address="'Target List'.G18"/>
            <calcext:condition calcext:apply-style-name="Light gray bg" calcext:value="=&quot;Unpossible?&quot;" calcext:base-cell-address="'Target List'.G18"/>
            <calcext:condition calcext:apply-style-name="Dark gray bg" calcext:value="=&quot;§§§&quot;" calcext:base-cell-address="'Target List'.G18"/>
            <calcext:condition calcext:apply-style-name="Dark gray bg" calcext:value="contains-text(&quot;!!&quot;)" calcext:base-cell-address="'Target List'.G18"/>
            <calcext:condition calcext:apply-style-name="Purple bg" calcext:value="=&quot;???&quot;" calcext:base-cell-address="'Target List'.G18"/>
            <calcext:condition calcext:apply-style-name="Light gray bg" calcext:value="=&quot;No effect&quot;" calcext:base-cell-address="'Target List'.G18"/>
          </calcext:conditional-format>
        </calcext:conditional-formats>
      </table:table>
      <table:table table:name="About" table:style-name="ta1">
        <table:table-column table:style-name="co19" table:number-columns-repeated="1024" table:default-cell-style-name="Default"/>
        <table:table-row table:style-name="ro1">
          <table:table-cell table:style-name="ce330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ovelister template v. 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y Nelitarnia</text:p>
          </table:table-cell>
          <table:table-cell table:number-columns-repeated="1020"/>
        </table:table-row>
      </table:table>
      <table:named-expressions>
        <table:named-range table:name="Attack_s1" table:base-cell-address="$'Mechanics Test'.$A$3" table:cell-range-address="$'Mechanics Test'.$A$3:.$A$65"/>
        <table:named-range table:name="Swim" table:base-cell-address="$'Mechanics Test'.$A$94" table:cell-range-address="$'Mechanics Test'.$A$99:.$A$105"/>
      </table:named-expressions>
      <table:database-ranges>
        <table:database-range table:name="__Anonymous_DB__1" table:target-range-address="'Master Action List'.U1:'Master Action List'.U1048576" table:orientation="column"/>
        <table:database-range table:name="__Anonymous_DB__2" table:target-range-address="'Master Action List'.U1:'Master Action List'.U1048576" table:orientation="column"/>
        <table:database-range table:name="__Anonymous_DB__3" table:target-range-address="'Master Action List'.U1:'Master Action List'.U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9">00.00.0000</text:date>, <text:time style:data-style-name="N2" text:time-value="20:14:54.6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7-09T20:16:56.971000000</dc:date>
    <meta:editing-duration>P6DT11H40M10S</meta:editing-duration>
    <meta:editing-cycles>1079</meta:editing-cycles>
    <meta:generator>LibreOffice/5.4.0.3$Windows_X86_64 LibreOffice_project/7556cbc6811c9d992f4064ab9287069087d7f62c</meta:generator>
    <meta:document-statistic meta:table-count="7" meta:cell-count="1195" meta:object-count="0"/>
  </office:meta>
</office:document-meta>
</file>